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14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05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1096.61pt" svg:y="79.57pt">
            <draw:object draw:notify-on-update-of-ranges="d10.N2:d10.N3 d10.O1:d10.O1 d10.O2:d10.O3 d10.O4:d10.O5 d10.O4:d10.O5 d10.P1:d10.P1 d10.P2:d10.P3 d10.P4:d10.P5 d10.P4:d10.P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Vehicles enabled</text:p>
          </table:table-cell>
          <table:table-cell table:style-name="Default"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6" calcext:value-type="float">
            <text:p>126</text:p>
          </table:table-cell>
          <table:table-cell table:formula="of:=([.B2]/[.A2])*100" office:value-type="float" office:value="47.1910112359551" calcext:value-type="float">
            <text:p>47.19</text:p>
          </table:table-cell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table:formula="of:=([.E2]/[.D2])*100" office:value-type="float" office:value="58.6466165413534" calcext:value-type="float">
            <text:p>58.65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formula="of:=([.H2]/[.G2])*100" office:value-type="float" office:value="98.4962406015038" calcext:value-type="float">
            <text:p>98.50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2]/[.J2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Senza sensori</text:p>
          </table:table-cell>
          <table:table-cell table:style-name="ce1" table:formula="of:=AVERAGE([.C2:.C21])" office:value-type="float" office:value="38.1595843541438" calcext:value-type="float">
            <text:p>38.16</text:p>
          </table:table-cell>
          <table:table-cell table:style-name="ce1" table:formula="of:=AVERAGE([.F2:.F30])" office:value-type="float" office:value="55.2550496737776" calcext:value-type="float">
            <text:p>55.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7" calcext:value-type="float">
            <text:p>117</text:p>
          </table:table-cell>
          <table:table-cell table:formula="of:=([.B3]/[.A3])*100" office:value-type="float" office:value="43.984962406015" calcext:value-type="float">
            <text:p>43.98</text:p>
          </table:table-cell>
          <table:table-cell office:value-type="float" office:value="266" calcext:value-type="float">
            <text:p>266</text:p>
          </table:table-cell>
          <table:table-cell office:value-type="float" office:value="191" calcext:value-type="float">
            <text:p>191</text:p>
          </table:table-cell>
          <table:table-cell table:formula="of:=([.E3]/[.D3])*100" office:value-type="float" office:value="71.8045112781955" calcext:value-type="float">
            <text:p>71.80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59" calcext:value-type="float">
            <text:p>259</text:p>
          </table:table-cell>
          <table:table-cell table:formula="of:=([.H3]/[.G3])*100" office:value-type="float" office:value="97.3684210526316" calcext:value-type="float">
            <text:p>97.37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formula="of:=([.K3]/[.J3])*100" office:value-type="float" office:value="99.6240601503759" calcext:value-type="float">
            <text:p>99.62</text:p>
          </table:table-cell>
          <table:table-cell/>
          <table:table-cell office:value-type="string" calcext:value-type="string">
            <text:p>Con sensori</text:p>
          </table:table-cell>
          <table:table-cell table:style-name="ce1" table:formula="of:=AVERAGE([.I2:.I12])" office:value-type="float" office:value="97.710568556222" calcext:value-type="float">
            <text:p>97.71</text:p>
          </table:table-cell>
          <table:table-cell table:style-name="ce1" table:formula="of:=AVERAGE([.L2:.L31])" office:value-type="float" office:value="99.924952831517" calcext:value-type="float">
            <text:p>99.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table:formula="of:=([.B4]/[.A4])*100" office:value-type="float" office:value="37.218045112782" calcext:value-type="float">
            <text:p>37.22</text:p>
          </table:table-cell>
          <table:table-cell office:value-type="float" office:value="266" calcext:value-type="float">
            <text:p>266</text:p>
          </table:table-cell>
          <table:table-cell office:value-type="float" office:value="167" calcext:value-type="float">
            <text:p>167</text:p>
          </table:table-cell>
          <table:table-cell table:formula="of:=([.E4]/[.D4])*100" office:value-type="float" office:value="62.781954887218" calcext:value-type="float">
            <text:p>62.78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1" calcext:value-type="float">
            <text:p>261</text:p>
          </table:table-cell>
          <table:table-cell table:formula="of:=([.H4]/[.G4])*100" office:value-type="float" office:value="98.1203007518797" calcext:value-type="float">
            <text:p>98.12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4]/[.J4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ss</text:p>
          </table:table-cell>
          <table:table-cell table:style-name="ce1" table:formula="of:=CONFIDENCE(0.05; STDEV([.C2:.C31]); COUNTA([.C2:.C31]))" office:value-type="float" office:value="3.24398901792764" calcext:value-type="float">
            <text:p>3.24</text:p>
          </table:table-cell>
          <table:table-cell table:style-name="ce1" table:formula="of:=CONFIDENCE(0.05; STDEV([.F2:.F31]); COUNTA([.F2:.F31]))" office:value-type="float" office:value="4.84239248833917" calcext:value-type="float">
            <text:p>4.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table:formula="of:=([.B5]/[.A5])*100" office:value-type="float" office:value="40.2255639097744" calcext:value-type="float">
            <text:p>40.23</text:p>
          </table:table-cell>
          <table:table-cell office:value-type="float" office:value="266" calcext:value-type="float">
            <text:p>266</text:p>
          </table:table-cell>
          <table:table-cell office:value-type="float" office:value="177" calcext:value-type="float">
            <text:p>177</text:p>
          </table:table-cell>
          <table:table-cell table:formula="of:=([.E5]/[.D5])*100" office:value-type="float" office:value="66.5413533834586" calcext:value-type="float">
            <text:p>66.54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formula="of:=([.H5]/[.G5])*100" office:value-type="float" office:value="98.4962406015038" calcext:value-type="float">
            <text:p>98.50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5]/[.J5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cs</text:p>
          </table:table-cell>
          <table:table-cell table:style-name="ce1" table:formula="of:=CONFIDENCE(0.05; STDEV([.I2:.I31]); COUNTA([.I2:.I31]))" office:value-type="float" office:value="1.09058471917414" calcext:value-type="float">
            <text:p>1.09</text:p>
          </table:table-cell>
          <table:table-cell table:style-name="ce1" table:formula="of:=CONFIDENCE(0.05; STDEV([.L2:.L31]); COUNTA([.L2:.L31]))" office:value-type="float" office:value="0.0818563477342564" calcext:value-type="float">
            <text:p>0.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table:formula="of:=([.B6]/[.A6])*100" office:value-type="float" office:value="41.3533834586466" calcext:value-type="float">
            <text:p>41.35</text:p>
          </table:table-cell>
          <table:table-cell office:value-type="float" office:value="266" calcext:value-type="float">
            <text:p>266</text:p>
          </table:table-cell>
          <table:table-cell office:value-type="float" office:value="153" calcext:value-type="float">
            <text:p>153</text:p>
          </table:table-cell>
          <table:table-cell table:formula="of:=([.E6]/[.D6])*100" office:value-type="float" office:value="57.5187969924812" calcext:value-type="float">
            <text:p>57.52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55" calcext:value-type="float">
            <text:p>255</text:p>
          </table:table-cell>
          <table:table-cell table:formula="of:=([.H6]/[.G6])*100" office:value-type="float" office:value="95.8646616541354" calcext:value-type="float">
            <text:p>95.8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6]/[.J6])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table:formula="of:=([.B7]/[.A7])*100" office:value-type="float" office:value="41.7293233082707" calcext:value-type="float">
            <text:p>41.73</text:p>
          </table:table-cell>
          <table:table-cell office:value-type="float" office:value="266" calcext:value-type="float">
            <text:p>266</text:p>
          </table:table-cell>
          <table:table-cell office:value-type="float" office:value="160" calcext:value-type="float">
            <text:p>160</text:p>
          </table:table-cell>
          <table:table-cell table:formula="of:=([.E7]/[.D7])*100" office:value-type="float" office:value="60.1503759398496" calcext:value-type="float">
            <text:p>60.15</text:p>
          </table:table-cell>
          <table:table-cell table:number-columns-repeated="2" table:style-name="Default" office:value-type="float" office:value="266" calcext:value-type="float">
            <text:p>266</text:p>
          </table:table-cell>
          <table:table-cell table:formula="of:=([.H7]/[.G7])*100" office:value-type="float" office:value="100" calcext:value-type="float">
            <text:p>100.00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7]/[.J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table:formula="of:=([.B8]/[.A8])*100" office:value-type="float" office:value="36.4661654135338" calcext:value-type="float">
            <text:p>36.47</text:p>
          </table:table-cell>
          <table:table-cell office:value-type="float" office:value="266" calcext:value-type="float">
            <text:p>266</text:p>
          </table:table-cell>
          <table:table-cell office:value-type="float" office:value="167" calcext:value-type="float">
            <text:p>167</text:p>
          </table:table-cell>
          <table:table-cell table:formula="of:=([.E8]/[.D8])*100" office:value-type="float" office:value="62.781954887218" calcext:value-type="float">
            <text:p>62.78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48" calcext:value-type="float">
            <text:p>248</text:p>
          </table:table-cell>
          <table:table-cell table:formula="of:=([.H8]/[.G8])*100" office:value-type="float" office:value="93.2330827067669" calcext:value-type="float">
            <text:p>93.23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8]/[.J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0" calcext:value-type="float">
            <text:p>110</text:p>
          </table:table-cell>
          <table:table-cell table:formula="of:=([.B9]/[.A9])*100" office:value-type="float" office:value="41.3533834586466" calcext:value-type="float">
            <text:p>41.35</text:p>
          </table:table-cell>
          <table:table-cell office:value-type="float" office:value="266" calcext:value-type="float">
            <text:p>266</text:p>
          </table:table-cell>
          <table:table-cell office:value-type="float" office:value="94" calcext:value-type="float">
            <text:p>94</text:p>
          </table:table-cell>
          <table:table-cell table:formula="of:=([.E9]/[.D9])*100" office:value-type="float" office:value="35.3383458646617" calcext:value-type="float">
            <text:p>35.34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formula="of:=([.H9]/[.G9])*100" office:value-type="float" office:value="98.4962406015038" calcext:value-type="float">
            <text:p>98.50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9]/[.J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table:formula="of:=([.B10]/[.A10])*100" office:value-type="float" office:value="38.7218045112782" calcext:value-type="float">
            <text:p>38.72</text:p>
          </table:table-cell>
          <table:table-cell office:value-type="float" office:value="266" calcext:value-type="float">
            <text:p>266</text:p>
          </table:table-cell>
          <table:table-cell office:value-type="float" office:value="167" calcext:value-type="float">
            <text:p>167</text:p>
          </table:table-cell>
          <table:table-cell table:formula="of:=([.E10]/[.D10])*100" office:value-type="float" office:value="62.781954887218" calcext:value-type="float">
            <text:p>62.78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3" calcext:value-type="float">
            <text:p>263</text:p>
          </table:table-cell>
          <table:table-cell table:formula="of:=([.H10]/[.G10])*100" office:value-type="float" office:value="98.8721804511278" calcext:value-type="float">
            <text:p>98.87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10]/[.J1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5" calcext:value-type="float">
            <text:p>105</text:p>
          </table:table-cell>
          <table:table-cell table:formula="of:=([.B11]/[.A11])*100" office:value-type="float" office:value="39.4736842105263" calcext:value-type="float">
            <text:p>39.47</text:p>
          </table:table-cell>
          <table:table-cell office:value-type="float" office:value="266" calcext:value-type="float">
            <text:p>266</text:p>
          </table:table-cell>
          <table:table-cell office:value-type="float" office:value="179" calcext:value-type="float">
            <text:p>179</text:p>
          </table:table-cell>
          <table:table-cell table:formula="of:=([.E11]/[.D11])*100" office:value-type="float" office:value="67.2932330827068" calcext:value-type="float">
            <text:p>67.29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264" calcext:value-type="float">
            <text:p>264</text:p>
          </table:table-cell>
          <table:table-cell table:formula="of:=([.H11]/[.G11])*100" office:value-type="float" office:value="98.876404494382" calcext:value-type="float">
            <text:p>98.88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11]/[.J1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table:formula="of:=([.B12]/[.A12])*100" office:value-type="float" office:value="43.609022556391" calcext:value-type="float">
            <text:p>43.61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table:formula="of:=([.E12]/[.D12])*100" office:value-type="float" office:value="28.5714285714286" calcext:value-type="float">
            <text:p>28.57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58" calcext:value-type="float">
            <text:p>258</text:p>
          </table:table-cell>
          <table:table-cell table:formula="of:=([.H12]/[.G12])*100" office:value-type="float" office:value="96.9924812030075" calcext:value-type="float">
            <text:p>96.99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([.K12]/[.J1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table:formula="of:=([.B13]/[.A13])*100" office:value-type="float" office:value="38.7218045112782" calcext:value-type="float">
            <text:p>38.72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table:formula="of:=([.E13]/[.D13])*100" office:value-type="float" office:value="73.7827715355805" calcext:value-type="float">
            <text:p>73.78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3]/[.J1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5" calcext:value-type="float">
            <text:p>35</text:p>
          </table:table-cell>
          <table:table-cell table:formula="of:=([.B14]/[.A14])*100" office:value-type="float" office:value="13.1086142322097" calcext:value-type="float">
            <text:p>13.11</text:p>
          </table:table-cell>
          <table:table-cell office:value-type="float" office:value="266" calcext:value-type="float">
            <text:p>266</text:p>
          </table:table-cell>
          <table:table-cell office:value-type="float" office:value="211" calcext:value-type="float">
            <text:p>211</text:p>
          </table:table-cell>
          <table:table-cell table:formula="of:=([.E14]/[.D14])*100" office:value-type="float" office:value="79.3233082706767" calcext:value-type="float">
            <text:p>79.32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4]/[.J1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8" calcext:value-type="float">
            <text:p>78</text:p>
          </table:table-cell>
          <table:table-cell table:formula="of:=([.B15]/[.A15])*100" office:value-type="float" office:value="29.3233082706767" calcext:value-type="float">
            <text:p>29.32</text:p>
          </table:table-cell>
          <table:table-cell office:value-type="float" office:value="266" calcext:value-type="float">
            <text:p>266</text:p>
          </table:table-cell>
          <table:table-cell office:value-type="float" office:value="96" calcext:value-type="float">
            <text:p>96</text:p>
          </table:table-cell>
          <table:table-cell table:formula="of:=([.E15]/[.D15])*100" office:value-type="float" office:value="36.0902255639098" calcext:value-type="float">
            <text:p>36.09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5]/[.J1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3" calcext:value-type="float">
            <text:p>113</text:p>
          </table:table-cell>
          <table:table-cell table:formula="of:=([.B16]/[.A16])*100" office:value-type="float" office:value="42.4812030075188" calcext:value-type="float">
            <text:p>42.48</text:p>
          </table:table-cell>
          <table:table-cell office:value-type="float" office:value="266" calcext:value-type="float">
            <text:p>266</text:p>
          </table:table-cell>
          <table:table-cell office:value-type="float" office:value="170" calcext:value-type="float">
            <text:p>170</text:p>
          </table:table-cell>
          <table:table-cell table:formula="of:=([.E16]/[.D16])*100" office:value-type="float" office:value="63.9097744360902" calcext:value-type="float">
            <text:p>63.91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6]/[.J1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6" calcext:value-type="float">
            <text:p>96</text:p>
          </table:table-cell>
          <table:table-cell table:formula="of:=([.B17]/[.A17])*100" office:value-type="float" office:value="36.0902255639098" calcext:value-type="float">
            <text:p>36.09</text:p>
          </table:table-cell>
          <table:table-cell office:value-type="float" office:value="266" calcext:value-type="float">
            <text:p>266</text:p>
          </table:table-cell>
          <table:table-cell office:value-type="float" office:value="159" calcext:value-type="float">
            <text:p>159</text:p>
          </table:table-cell>
          <table:table-cell table:formula="of:=([.E17]/[.D17])*100" office:value-type="float" office:value="59.7744360902256" calcext:value-type="float">
            <text:p>59.77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7]/[.J1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table:formula="of:=([.B18]/[.A18])*100" office:value-type="float" office:value="45.8646616541353" calcext:value-type="float">
            <text:p>45.86</text:p>
          </table:table-cell>
          <table:table-cell office:value-type="float" office:value="266" calcext:value-type="float">
            <text:p>266</text:p>
          </table:table-cell>
          <table:table-cell office:value-type="float" office:value="91" calcext:value-type="float">
            <text:p>91</text:p>
          </table:table-cell>
          <table:table-cell table:formula="of:=([.E18]/[.D18])*100" office:value-type="float" office:value="34.2105263157895" calcext:value-type="float">
            <text:p>34.21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18]/[.J1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formula="of:=([.B19]/[.A19])*100" office:value-type="float" office:value="30.7116104868914" calcext:value-type="float">
            <text:p>30.71</text:p>
          </table:table-cell>
          <table:table-cell office:value-type="float" office:value="266" calcext:value-type="float">
            <text:p>266</text:p>
          </table:table-cell>
          <table:table-cell office:value-type="float" office:value="114" calcext:value-type="float">
            <text:p>114</text:p>
          </table:table-cell>
          <table:table-cell table:formula="of:=([.E19]/[.D19])*100" office:value-type="float" office:value="42.8571428571429" calcext:value-type="float">
            <text:p>42.8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formula="of:=([.K19]/[.J19])*100" office:value-type="float" office:value="99.6240601503759" calcext:value-type="float">
            <text:p>99.62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5" calcext:value-type="float">
            <text:p>95</text:p>
          </table:table-cell>
          <table:table-cell table:formula="of:=([.B20]/[.A20])*100" office:value-type="float" office:value="35.7142857142857" calcext:value-type="float">
            <text:p>35.71</text:p>
          </table:table-cell>
          <table:table-cell office:value-type="float" office:value="266" calcext:value-type="float">
            <text:p>266</text:p>
          </table:table-cell>
          <table:table-cell office:value-type="float" office:value="159" calcext:value-type="float">
            <text:p>159</text:p>
          </table:table-cell>
          <table:table-cell table:formula="of:=([.E20]/[.D20])*100" office:value-type="float" office:value="59.7744360902256" calcext:value-type="float">
            <text:p>59.77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0]/[.J2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  <table:table-cell table:formula="of:=([.B21]/[.A21])*100" office:value-type="float" office:value="39.8496240601504" calcext:value-type="float">
            <text:p>39.85</text:p>
          </table:table-cell>
          <table:table-cell office:value-type="float" office:value="266" calcext:value-type="float">
            <text:p>266</text:p>
          </table:table-cell>
          <table:table-cell office:value-type="float" office:value="141" calcext:value-type="float">
            <text:p>141</text:p>
          </table:table-cell>
          <table:table-cell table:formula="of:=([.E21]/[.D21])*100" office:value-type="float" office:value="53.0075187969925" calcext:value-type="float">
            <text:p>53.01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1]/[.J2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62" calcext:value-type="float">
            <text:p>162</text:p>
          </table:table-cell>
          <table:table-cell table:formula="of:=([.E22]/[.D22])*100" office:value-type="float" office:value="60.9022556390977" calcext:value-type="float">
            <text:p>60.90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table:formula="of:=([.K22]/[.J22])*100" office:value-type="float" office:value="98.876404494382" calcext:value-type="float">
            <text:p>98.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45" calcext:value-type="float">
            <text:p>145</text:p>
          </table:table-cell>
          <table:table-cell table:formula="of:=([.E23]/[.D23])*100" office:value-type="float" office:value="54.5112781954887" calcext:value-type="float">
            <text:p>54.51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3]/[.J2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table:formula="of:=([.E24]/[.D24])*100" office:value-type="float" office:value="38.7218045112782" calcext:value-type="float">
            <text:p>38.72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4]/[.J2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86" calcext:value-type="float">
            <text:p>186</text:p>
          </table:table-cell>
          <table:table-cell table:formula="of:=([.E25]/[.D25])*100" office:value-type="float" office:value="69.9248120300752" calcext:value-type="float">
            <text:p>69.92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5]/[.J2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24" calcext:value-type="float">
            <text:p>124</text:p>
          </table:table-cell>
          <table:table-cell table:formula="of:=([.E26]/[.D26])*100" office:value-type="float" office:value="46.6165413533835" calcext:value-type="float">
            <text:p>46.62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6]/[.J2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table:formula="of:=([.E27]/[.D27])*100" office:value-type="float" office:value="33.7078651685393" calcext:value-type="float">
            <text:p>33.71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7]/[.J2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147" calcext:value-type="float">
            <text:p>147</text:p>
          </table:table-cell>
          <table:table-cell table:formula="of:=([.E28]/[.D28])*100" office:value-type="float" office:value="55.0561797752809" calcext:value-type="float">
            <text:p>55.06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8]/[.J2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48" calcext:value-type="float">
            <text:p>148</text:p>
          </table:table-cell>
          <table:table-cell table:formula="of:=([.E29]/[.D29])*100" office:value-type="float" office:value="55.6390977443609" calcext:value-type="float">
            <text:p>55.64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29]/[.J2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34" calcext:value-type="float">
            <text:p>134</text:p>
          </table:table-cell>
          <table:table-cell table:formula="of:=([.E30]/[.D30])*100" office:value-type="float" office:value="50.3759398496241" calcext:value-type="float">
            <text:p>50.38</text:p>
          </table:table-cell>
          <table:table-cell table:number-columns-repeated="3"/>
          <table:table-cell table:number-columns-repeated="2" office:value-type="float" office:value="266" calcext:value-type="float">
            <text:p>266</text:p>
          </table:table-cell>
          <table:table-cell table:formula="of:=([.K30]/[.J3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formula="of:=([.K31]/[.J31])*100" office:value-type="float" office:value="99.6240601503759" calcext:value-type="float">
            <text:p>99.62</text:p>
          </table:table-cell>
          <table:table-cell table:number-columns-repeated="4"/>
        </table:table-row>
      </table:table>
      <table:table table:name="d20" table:style-name="ta1">
        <table:shapes>
          <draw:frame draw:z-index="0" draw:style-name="gr1" draw:text-style-name="P1" svg:width="688pt" svg:height="345pt" svg:x="1096.61pt" svg:y="79.57pt">
            <draw:object draw:notify-on-update-of-ranges="d20.N2:d20.N3 d20.O1:d20.O1 d20.O2:d20.O3 d10.O4:d10.O5 d10.O4:d10.O5 d20.P1:d20.P1 d20.P2:d20.P3 d10.P4:d10.P5 d10.P4:d10.P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Vehicles enabled</text:p>
          </table:table-cell>
          <table:table-cell table:style-name="Default"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table:formula="of:=([.B2]/[.A2])*100" office:value-type="float" office:value="27.5423728813559" calcext:value-type="float">
            <text:p>27.54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formula="of:=([.E2]/[.D2])*100" office:value-type="float" office:value="33.8983050847458" calcext:value-type="float">
            <text:p>33.90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28" calcext:value-type="float">
            <text:p>228</text:p>
          </table:table-cell>
          <table:table-cell table:formula="of:=([.H2]/[.G2])*100" office:value-type="float" office:value="96.2025316455696" calcext:value-type="float">
            <text:p>96.20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2]/[.J2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Senza sensori</text:p>
          </table:table-cell>
          <table:table-cell table:style-name="ce1" table:formula="of:=AVERAGE([.C2:.C21])" office:value-type="float" office:value="32.4635271400987" calcext:value-type="float">
            <text:p>32.46</text:p>
          </table:table-cell>
          <table:table-cell table:style-name="ce1" table:formula="of:=AVERAGE([.F2:.F30])" office:value-type="float" office:value="48.7209222035625" calcext:value-type="float">
            <text:p>48.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" calcext:value-type="float">
            <text:p>59</text:p>
          </table:table-cell>
          <table:table-cell table:formula="of:=([.B3]/[.A3])*100" office:value-type="float" office:value="25" calcext:value-type="float">
            <text:p>25.00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table:formula="of:=([.E3]/[.D3])*100" office:value-type="float" office:value="37.1308016877637" calcext:value-type="float">
            <text:p>37.13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29" calcext:value-type="float">
            <text:p>229</text:p>
          </table:table-cell>
          <table:table-cell table:formula="of:=([.H3]/[.G3])*100" office:value-type="float" office:value="97.0338983050847" calcext:value-type="float">
            <text:p>97.03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table:formula="of:=([.K3]/[.J3])*100" office:value-type="float" office:value="98.728813559322" calcext:value-type="float">
            <text:p>98.73</text:p>
          </table:table-cell>
          <table:table-cell/>
          <table:table-cell office:value-type="string" calcext:value-type="string">
            <text:p>Con sensori</text:p>
          </table:table-cell>
          <table:table-cell table:style-name="ce1" table:formula="of:=AVERAGE([.I2:.I12])" office:value-type="float" office:value="97.924752784225" calcext:value-type="float">
            <text:p>97.92</text:p>
          </table:table-cell>
          <table:table-cell table:style-name="ce1" table:formula="of:=AVERAGE([.L2:.L31])" office:value-type="float" office:value="99.7460010965697" calcext:value-type="float">
            <text:p>99.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1" calcext:value-type="float">
            <text:p>71</text:p>
          </table:table-cell>
          <table:table-cell table:formula="of:=([.B4]/[.A4])*100" office:value-type="float" office:value="30.0847457627119" calcext:value-type="float">
            <text:p>30.08</text:p>
          </table:table-cell>
          <table:table-cell office:value-type="float" office:value="237" calcext:value-type="float">
            <text:p>237</text:p>
          </table:table-cell>
          <table:table-cell office:value-type="float" office:value="101" calcext:value-type="float">
            <text:p>101</text:p>
          </table:table-cell>
          <table:table-cell table:formula="of:=([.E4]/[.D4])*100" office:value-type="float" office:value="42.6160337552743" calcext:value-type="float">
            <text:p>42.6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5" calcext:value-type="float">
            <text:p>235</text:p>
          </table:table-cell>
          <table:table-cell table:formula="of:=([.H4]/[.G4])*100" office:value-type="float" office:value="99.5762711864407" calcext:value-type="float">
            <text:p>99.58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4]/[.J4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ss</text:p>
          </table:table-cell>
          <table:table-cell table:style-name="ce1" table:formula="of:=CONFIDENCE(0.05; STDEV([.C2:.C31]); COUNTA([.C2:.C31]))" office:value-type="float" office:value="2.27415377661681" calcext:value-type="float">
            <text:p>2.27</text:p>
          </table:table-cell>
          <table:table-cell table:style-name="ce1" table:formula="of:=CONFIDENCE(0.05; STDEV([.F2:.F31]); COUNTA([.F2:.F31]))" office:value-type="float" office:value="3.87833759447377" calcext:value-type="float">
            <text:p>3.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table:formula="of:=([.B5]/[.A5])*100" office:value-type="float" office:value="28.8135593220339" calcext:value-type="float">
            <text:p>28.81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formula="of:=([.E5]/[.D5])*100" office:value-type="float" office:value="50.8474576271186" calcext:value-type="float">
            <text:p>50.85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2" calcext:value-type="float">
            <text:p>232</text:p>
          </table:table-cell>
          <table:table-cell table:formula="of:=([.H5]/[.G5])*100" office:value-type="float" office:value="98.3050847457627" calcext:value-type="float">
            <text:p>98.31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5]/[.J5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cs</text:p>
          </table:table-cell>
          <table:table-cell table:style-name="ce1" table:formula="of:=CONFIDENCE(0.05; STDEV([.I2:.I31]); COUNTA([.I2:.I31]))" office:value-type="float" office:value="0.684097523816222" calcext:value-type="float">
            <text:p>0.68</text:p>
          </table:table-cell>
          <table:table-cell table:style-name="ce1" table:formula="of:=CONFIDENCE(0.05; STDEV([.L2:.L31]); COUNTA([.L2:.L31]))" office:value-type="float" office:value="0.152069659631991" calcext:value-type="float">
            <text:p>0.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  <table:table-cell table:formula="of:=([.B6]/[.A6])*100" office:value-type="float" office:value="37.2881355932203" calcext:value-type="float">
            <text:p>37.29</text:p>
          </table:table-cell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table:formula="of:=([.E6]/[.D6])*100" office:value-type="float" office:value="32.2033898305085" calcext:value-type="float">
            <text:p>32.20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27" calcext:value-type="float">
            <text:p>227</text:p>
          </table:table-cell>
          <table:table-cell table:formula="of:=([.H6]/[.G6])*100" office:value-type="float" office:value="95.7805907172996" calcext:value-type="float">
            <text:p>95.78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([.K6]/[.J6])*100" office:value-type="float" office:value="99.5762711864407" calcext:value-type="float">
            <text:p>99.5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" calcext:value-type="float">
            <text:p>97</text:p>
          </table:table-cell>
          <table:table-cell table:formula="of:=([.B7]/[.A7])*100" office:value-type="float" office:value="41.1016949152542" calcext:value-type="float">
            <text:p>41.10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table:formula="of:=([.E7]/[.D7])*100" office:value-type="float" office:value="52.5423728813559" calcext:value-type="float">
            <text:p>52.5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4" calcext:value-type="float">
            <text:p>234</text:p>
          </table:table-cell>
          <table:table-cell table:formula="of:=([.H7]/[.G7])*100" office:value-type="float" office:value="98.7341772151899" calcext:value-type="float">
            <text:p>98.73</text:p>
          </table:table-cell>
          <table:table-cell table:number-columns-repeated="2" office:value-type="float" office:value="237" calcext:value-type="float">
            <text:p>237</text:p>
          </table:table-cell>
          <table:table-cell table:formula="of:=([.K7]/[.J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table:formula="of:=([.B8]/[.A8])*100" office:value-type="float" office:value="39.8305084745763" calcext:value-type="float">
            <text:p>39.83</text:p>
          </table:table-cell>
          <table:table-cell office:value-type="float" office:value="236" calcext:value-type="float">
            <text:p>236</text:p>
          </table:table-cell>
          <table:table-cell office:value-type="float" office:value="89" calcext:value-type="float">
            <text:p>89</text:p>
          </table:table-cell>
          <table:table-cell table:formula="of:=([.E8]/[.D8])*100" office:value-type="float" office:value="37.7118644067797" calcext:value-type="float">
            <text:p>37.71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29" calcext:value-type="float">
            <text:p>229</text:p>
          </table:table-cell>
          <table:table-cell table:formula="of:=([.H8]/[.G8])*100" office:value-type="float" office:value="97.0338983050847" calcext:value-type="float">
            <text:p>97.03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formula="of:=([.K8]/[.J8])*100" office:value-type="float" office:value="99.57805907173" calcext:value-type="float">
            <text:p>99.58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table:formula="of:=([.B9]/[.A9])*100" office:value-type="float" office:value="36.0169491525424" calcext:value-type="float">
            <text:p>36.02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table:formula="of:=([.E9]/[.D9])*100" office:value-type="float" office:value="69.9152542372881" calcext:value-type="float">
            <text:p>69.92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4" calcext:value-type="float">
            <text:p>234</text:p>
          </table:table-cell>
          <table:table-cell table:formula="of:=([.H9]/[.G9])*100" office:value-type="float" office:value="98.7341772151899" calcext:value-type="float">
            <text:p>98.73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9]/[.J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table:formula="of:=([.B10]/[.A10])*100" office:value-type="float" office:value="26.6949152542373" calcext:value-type="float">
            <text:p>26.69</text:p>
          </table:table-cell>
          <table:table-cell office:value-type="float" office:value="236" calcext:value-type="float">
            <text:p>236</text:p>
          </table:table-cell>
          <table:table-cell office:value-type="float" office:value="137" calcext:value-type="float">
            <text:p>137</text:p>
          </table:table-cell>
          <table:table-cell table:formula="of:=([.E10]/[.D10])*100" office:value-type="float" office:value="58.0508474576271" calcext:value-type="float">
            <text:p>58.05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2" calcext:value-type="float">
            <text:p>232</text:p>
          </table:table-cell>
          <table:table-cell table:formula="of:=([.H10]/[.G10])*100" office:value-type="float" office:value="97.8902953586498" calcext:value-type="float">
            <text:p>97.89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10]/[.J1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9" calcext:value-type="float">
            <text:p>69</text:p>
          </table:table-cell>
          <table:table-cell table:formula="of:=([.B11]/[.A11])*100" office:value-type="float" office:value="29.1139240506329" calcext:value-type="float">
            <text:p>29.11</text:p>
          </table:table-cell>
          <table:table-cell office:value-type="float" office:value="236" calcext:value-type="float">
            <text:p>236</text:p>
          </table:table-cell>
          <table:table-cell office:value-type="float" office:value="122" calcext:value-type="float">
            <text:p>122</text:p>
          </table:table-cell>
          <table:table-cell table:formula="of:=([.E11]/[.D11])*100" office:value-type="float" office:value="51.6949152542373" calcext:value-type="float">
            <text:p>51.69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4" calcext:value-type="float">
            <text:p>234</text:p>
          </table:table-cell>
          <table:table-cell table:formula="of:=([.H11]/[.G11])*100" office:value-type="float" office:value="99.1525423728814" calcext:value-type="float">
            <text:p>99.15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11]/[.J1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table:formula="of:=([.B12]/[.A12])*100" office:value-type="float" office:value="37.1308016877637" calcext:value-type="float">
            <text:p>37.13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table:formula="of:=([.E12]/[.D12])*100" office:value-type="float" office:value="47.0338983050848" calcext:value-type="float">
            <text:p>47.03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3" calcext:value-type="float">
            <text:p>233</text:p>
          </table:table-cell>
          <table:table-cell table:formula="of:=([.H12]/[.G12])*100" office:value-type="float" office:value="98.728813559322" calcext:value-type="float">
            <text:p>98.73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([.K12]/[.J1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6" calcext:value-type="float">
            <text:p>66</text:p>
          </table:table-cell>
          <table:table-cell table:formula="of:=([.B13]/[.A13])*100" office:value-type="float" office:value="27.9661016949152" calcext:value-type="float">
            <text:p>27.97</text:p>
          </table:table-cell>
          <table:table-cell office:value-type="float" office:value="236" calcext:value-type="float">
            <text:p>236</text:p>
          </table:table-cell>
          <table:table-cell office:value-type="float" office:value="136" calcext:value-type="float">
            <text:p>136</text:p>
          </table:table-cell>
          <table:table-cell table:formula="of:=([.E13]/[.D13])*100" office:value-type="float" office:value="57.6271186440678" calcext:value-type="float">
            <text:p>57.63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3" calcext:value-type="float">
            <text:p>233</text:p>
          </table:table-cell>
          <table:table-cell table:formula="of:=([.H13]/[.G13])*100" office:value-type="float" office:value="98.728813559322" calcext:value-type="float">
            <text:p>98.7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([.K13]/[.J13])*100" office:value-type="float" office:value="99.5762711864407" calcext:value-type="float">
            <text:p>99.5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8" calcext:value-type="float">
            <text:p>98</text:p>
          </table:table-cell>
          <table:table-cell table:formula="of:=([.B14]/[.A14])*100" office:value-type="float" office:value="41.3502109704641" calcext:value-type="float">
            <text:p>41.35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table:formula="of:=([.E14]/[.D14])*100" office:value-type="float" office:value="61.1814345991561" calcext:value-type="float">
            <text:p>61.18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14]/[.J1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6" calcext:value-type="float">
            <text:p>76</text:p>
          </table:table-cell>
          <table:table-cell table:formula="of:=([.B15]/[.A15])*100" office:value-type="float" office:value="32.0675105485232" calcext:value-type="float">
            <text:p>32.07</text:p>
          </table:table-cell>
          <table:table-cell office:value-type="float" office:value="237" calcext:value-type="float">
            <text:p>237</text:p>
          </table:table-cell>
          <table:table-cell office:value-type="float" office:value="153" calcext:value-type="float">
            <text:p>153</text:p>
          </table:table-cell>
          <table:table-cell table:formula="of:=([.E15]/[.D15])*100" office:value-type="float" office:value="64.5569620253165" calcext:value-type="float">
            <text:p>64.56</text:p>
          </table:table-cell>
          <table:table-cell table:number-columns-repeated="3"/>
          <table:table-cell table:number-columns-repeated="2" office:value-type="float" office:value="237" calcext:value-type="float">
            <text:p>237</text:p>
          </table:table-cell>
          <table:table-cell table:formula="of:=([.K15]/[.J1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table:formula="of:=([.B16]/[.A16])*100" office:value-type="float" office:value="26.271186440678" calcext:value-type="float">
            <text:p>26.27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table:formula="of:=([.E16]/[.D16])*100" office:value-type="float" office:value="55.5084745762712" calcext:value-type="float">
            <text:p>55.51</text:p>
          </table:table-cell>
          <table:table-cell table:number-columns-repeated="3"/>
          <table:table-cell table:number-columns-repeated="2" office:value-type="float" office:value="237" calcext:value-type="float">
            <text:p>237</text:p>
          </table:table-cell>
          <table:table-cell table:formula="of:=([.K16]/[.J1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table:formula="of:=([.B17]/[.A17])*100" office:value-type="float" office:value="30.5084745762712" calcext:value-type="float">
            <text:p>30.51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table:formula="of:=([.E17]/[.D17])*100" office:value-type="float" office:value="53.3898305084746" calcext:value-type="float">
            <text:p>53.3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table:formula="of:=([.K17]/[.J17])*100" office:value-type="float" office:value="98.728813559322" calcext:value-type="float">
            <text:p>98.7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0" calcext:value-type="float">
            <text:p>70</text:p>
          </table:table-cell>
          <table:table-cell table:formula="of:=([.B18]/[.A18])*100" office:value-type="float" office:value="29.6610169491525" calcext:value-type="float">
            <text:p>29.66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 table:formula="of:=([.E18]/[.D18])*100" office:value-type="float" office:value="50" calcext:value-type="float">
            <text:p>50.00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table:formula="of:=([.K18]/[.J18])*100" office:value-type="float" office:value="98.728813559322" calcext:value-type="float">
            <text:p>98.7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table:formula="of:=([.B19]/[.A19])*100" office:value-type="float" office:value="32.2033898305085" calcext:value-type="float">
            <text:p>32.20</text:p>
          </table:table-cell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table:formula="of:=([.E19]/[.D19])*100" office:value-type="float" office:value="27.5423728813559" calcext:value-type="float">
            <text:p>27.54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19]/[.J1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  <table:table-cell table:formula="of:=([.B20]/[.A20])*100" office:value-type="float" office:value="32.4894514767932" calcext:value-type="float">
            <text:p>32.49</text:p>
          </table:table-cell>
          <table:table-cell office:value-type="float" office:value="236" calcext:value-type="float">
            <text:p>236</text:p>
          </table:table-cell>
          <table:table-cell office:value-type="float" office:value="106" calcext:value-type="float">
            <text:p>106</text:p>
          </table:table-cell>
          <table:table-cell table:formula="of:=([.E20]/[.D20])*100" office:value-type="float" office:value="44.9152542372881" calcext:value-type="float">
            <text:p>44.92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formula="of:=([.K20]/[.J20])*100" office:value-type="float" office:value="99.1525423728814" calcext:value-type="float">
            <text:p>99.1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formula="of:=([.B21]/[.A21])*100" office:value-type="float" office:value="38.135593220339" calcext:value-type="float">
            <text:p>38.14</text:p>
          </table:table-cell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table:formula="of:=([.E21]/[.D21])*100" office:value-type="float" office:value="45.9915611814346" calcext:value-type="float">
            <text:p>45.99</text:p>
          </table:table-cell>
          <table:table-cell table:number-columns-repeated="3"/>
          <table:table-cell table:number-columns-repeated="2" office:value-type="float" office:value="237" calcext:value-type="float">
            <text:p>237</text:p>
          </table:table-cell>
          <table:table-cell table:formula="of:=([.K21]/[.J2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86" calcext:value-type="float">
            <text:p>86</text:p>
          </table:table-cell>
          <table:table-cell table:formula="of:=([.E22]/[.D22])*100" office:value-type="float" office:value="36.4406779661017" calcext:value-type="float">
            <text:p>36.44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table:formula="of:=([.K22]/[.J22])*100" office:value-type="float" office:value="99.1561181434599" calcext:value-type="float">
            <text:p>99.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74" calcext:value-type="float">
            <text:p>74</text:p>
          </table:table-cell>
          <table:table-cell table:formula="of:=([.E23]/[.D23])*100" office:value-type="float" office:value="31.3559322033898" calcext:value-type="float">
            <text:p>31.36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23]/[.J2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table:formula="of:=([.E24]/[.D24])*100" office:value-type="float" office:value="45.5696202531646" calcext:value-type="float">
            <text:p>45.5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formula="of:=([.K24]/[.J24])*100" office:value-type="float" office:value="99.57805907173" calcext:value-type="float">
            <text:p>99.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 table:formula="of:=([.E25]/[.D25])*100" office:value-type="float" office:value="50" calcext:value-type="float">
            <text:p>50.00</text:p>
          </table:table-cell>
          <table:table-cell table:number-columns-repeated="3"/>
          <table:table-cell table:number-columns-repeated="2" office:value-type="float" office:value="237" calcext:value-type="float">
            <text:p>237</text:p>
          </table:table-cell>
          <table:table-cell table:formula="of:=([.K25]/[.J2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03" calcext:value-type="float">
            <text:p>103</text:p>
          </table:table-cell>
          <table:table-cell table:formula="of:=([.E26]/[.D26])*100" office:value-type="float" office:value="43.6440677966102" calcext:value-type="float">
            <text:p>43.64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26]/[.J2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table:formula="of:=([.E27]/[.D27])*100" office:value-type="float" office:value="47.4576271186441" calcext:value-type="float">
            <text:p>47.46</text:p>
          </table:table-cell>
          <table:table-cell table:number-columns-repeated="3"/>
          <table:table-cell table:number-columns-repeated="2" office:value-type="float" office:value="237" calcext:value-type="float">
            <text:p>237</text:p>
          </table:table-cell>
          <table:table-cell table:formula="of:=([.K27]/[.J2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table:formula="of:=([.E28]/[.D28])*100" office:value-type="float" office:value="59.7457627118644" calcext:value-type="float">
            <text:p>59.75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28]/[.J2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table:formula="of:=([.E29]/[.D29])*100" office:value-type="float" office:value="56.9620253164557" calcext:value-type="float">
            <text:p>56.96</text:p>
          </table:table-cell>
          <table:table-cell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29]/[.J2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59" calcext:value-type="float">
            <text:p>159</text:p>
          </table:table-cell>
          <table:table-cell table:formula="of:=([.E30]/[.D30])*100" office:value-type="float" office:value="67.3728813559322" calcext:value-type="float">
            <text:p>67.37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([.K30]/[.J30])*100" office:value-type="float" office:value="99.5762711864407" calcext:value-type="float">
            <text:p>99.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  <table:table-cell table:formula="of:=([.E31]/[.D31])*100" office:value-type="float" office:value="48.3050847457627" calcext:value-type="float">
            <text:p>48.31</text:p>
          </table:table-cell>
          <table:table-cell table:style-name="Default" table:number-columns-repeated="3"/>
          <table:table-cell table:number-columns-repeated="2" office:value-type="float" office:value="236" calcext:value-type="float">
            <text:p>236</text:p>
          </table:table-cell>
          <table:table-cell table:formula="of:=([.K31]/[.J31])*100" office:value-type="float" office:value="100" calcext:value-type="float">
            <text:p>100.00</text:p>
          </table:table-cell>
          <table:table-cell table:number-columns-repeated="4"/>
        </table:table-row>
      </table:table>
      <table:table table:name="d30" table:style-name="ta1">
        <table:shapes>
          <draw:frame draw:z-index="0" draw:style-name="gr1" draw:text-style-name="P1" svg:width="688pt" svg:height="345pt" svg:x="1096.61pt" svg:y="79.57pt">
            <draw:object draw:notify-on-update-of-ranges="d30.N2:d30.N3 d30.O1:d30.O1 d30.O2:d30.O3 d10.O4:d10.O5 d10.O4:d10.O5 d30.P1:d30.P1 d30.P2:d30.P3 d10.P4:d10.P5 d10.P4:d10.P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Vehicles enabled</text:p>
          </table:table-cell>
          <table:table-cell table:style-name="Default"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table:formula="of:=([.B2]/[.A2])*100" office:value-type="float" office:value="38.6473429951691" calcext:value-type="float">
            <text:p>38.65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table:formula="of:=([.E2]/[.D2])*100" office:value-type="float" office:value="56.25" calcext:value-type="float">
            <text:p>56.25</text:p>
          </table:table-cell>
          <table:table-cell table:number-columns-repeated="2" table:style-name="Default" office:value-type="float" office:value="208" calcext:value-type="float">
            <text:p>208</text:p>
          </table:table-cell>
          <table:table-cell table:formula="of:=([.H2]/[.G2])*100" office:value-type="float" office:value="100" calcext:value-type="float">
            <text:p>100.00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2]/[.J2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Senza sensori</text:p>
          </table:table-cell>
          <table:table-cell table:style-name="ce1" table:formula="of:=AVERAGE([.C2:.C21])" office:value-type="float" office:value="31.3413926049796" calcext:value-type="float">
            <text:p>31.34</text:p>
          </table:table-cell>
          <table:table-cell table:style-name="ce1" table:formula="of:=AVERAGE([.F2:.F30])" office:value-type="float" office:value="42.9903637924627" calcext:value-type="float">
            <text:p>42.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table:formula="of:=([.B3]/[.A3])*100" office:value-type="float" office:value="32.2115384615385" calcext:value-type="float">
            <text:p>32.21</text:p>
          </table:table-cell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table:formula="of:=([.E3]/[.D3])*100" office:value-type="float" office:value="36.7149758454106" calcext:value-type="float">
            <text:p>36.71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199" calcext:value-type="float">
            <text:p>199</text:p>
          </table:table-cell>
          <table:table-cell table:formula="of:=([.H3]/[.G3])*100" office:value-type="float" office:value="96.1352657004831" calcext:value-type="float">
            <text:p>96.1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table:formula="of:=([.K3]/[.J3])*100" office:value-type="float" office:value="98.5576923076923" calcext:value-type="float">
            <text:p>98.56</text:p>
          </table:table-cell>
          <table:table-cell/>
          <table:table-cell office:value-type="string" calcext:value-type="string">
            <text:p>Con sensori</text:p>
          </table:table-cell>
          <table:table-cell table:style-name="ce1" table:formula="of:=AVERAGE([.I2:.I12])" office:value-type="float" office:value="98.2895425830209" calcext:value-type="float">
            <text:p>98.29</text:p>
          </table:table-cell>
          <table:table-cell table:style-name="ce1" table:formula="of:=AVERAGE([.L2:.L31])" office:value-type="float" office:value="99.7912021553326" calcext:value-type="float">
            <text:p>99.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table:formula="of:=([.B4]/[.A4])*100" office:value-type="float" office:value="23.6714975845411" calcext:value-type="float">
            <text:p>23.67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table:formula="of:=([.E4]/[.D4])*100" office:value-type="float" office:value="29.8076923076923" calcext:value-type="float">
            <text:p>29.81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1" calcext:value-type="float">
            <text:p>201</text:p>
          </table:table-cell>
          <table:table-cell table:formula="of:=([.H4]/[.G4])*100" office:value-type="float" office:value="97.1014492753623" calcext:value-type="float">
            <text:p>97.10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4]/[.J4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ss</text:p>
          </table:table-cell>
          <table:table-cell table:style-name="ce1" table:formula="of:=CONFIDENCE(0.05; STDEV([.C2:.C31]); COUNTA([.C2:.C31]))" office:value-type="float" office:value="4.04350581641018" calcext:value-type="float">
            <text:p>4.04</text:p>
          </table:table-cell>
          <table:table-cell table:style-name="ce1" table:formula="of:=CONFIDENCE(0.05; STDEV([.F2:.F31]); COUNTA([.F2:.F31]))" office:value-type="float" office:value="3.6962903261967" calcext:value-type="float">
            <text:p>3.7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" calcext:value-type="float">
            <text:p>41</text:p>
          </table:table-cell>
          <table:table-cell table:formula="of:=([.B5]/[.A5])*100" office:value-type="float" office:value="19.8067632850242" calcext:value-type="float">
            <text:p>19.81</text:p>
          </table:table-cell>
          <table:table-cell office:value-type="float" office:value="207" calcext:value-type="float">
            <text:p>207</text:p>
          </table:table-cell>
          <table:table-cell office:value-type="float" office:value="132" calcext:value-type="float">
            <text:p>132</text:p>
          </table:table-cell>
          <table:table-cell table:formula="of:=([.E5]/[.D5])*100" office:value-type="float" office:value="63.768115942029" calcext:value-type="float">
            <text:p>63.77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197" calcext:value-type="float">
            <text:p>197</text:p>
          </table:table-cell>
          <table:table-cell table:formula="of:=([.H5]/[.G5])*100" office:value-type="float" office:value="95.1690821256039" calcext:value-type="float">
            <text:p>95.1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5]/[.J5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cs</text:p>
          </table:table-cell>
          <table:table-cell table:style-name="ce1" table:formula="of:=CONFIDENCE(0.05; STDEV([.I2:.I31]); COUNTA([.I2:.I31]))" office:value-type="float" office:value="1.03144643033723" calcext:value-type="float">
            <text:p>1.03</text:p>
          </table:table-cell>
          <table:table-cell table:style-name="ce1" table:formula="of:=CONFIDENCE(0.05; STDEV([.L2:.L31]); COUNTA([.L2:.L31]))" office:value-type="float" office:value="0.16125018202407" calcext:value-type="float">
            <text:p>0.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table:formula="of:=([.B6]/[.A6])*100" office:value-type="float" office:value="25.6038647342995" calcext:value-type="float">
            <text:p>25.60</text:p>
          </table:table-cell>
          <table:table-cell office:value-type="float" office:value="208" calcext:value-type="float">
            <text:p>208</text:p>
          </table:table-cell>
          <table:table-cell office:value-type="float" office:value="94" calcext:value-type="float">
            <text:p>94</text:p>
          </table:table-cell>
          <table:table-cell table:formula="of:=([.E6]/[.D6])*100" office:value-type="float" office:value="45.1923076923077" calcext:value-type="float">
            <text:p>45.19</text:p>
          </table:table-cell>
          <table:table-cell table:number-columns-repeated="2" table:style-name="Default" office:value-type="float" office:value="208" calcext:value-type="float">
            <text:p>208</text:p>
          </table:table-cell>
          <table:table-cell table:formula="of:=([.H6]/[.G6])*100" office:value-type="float" office:value="100" calcext:value-type="float">
            <text:p>100.00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6]/[.J6])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table:formula="of:=([.B7]/[.A7])*100" office:value-type="float" office:value="36.7149758454106" calcext:value-type="float">
            <text:p>36.71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table:formula="of:=([.E7]/[.D7])*100" office:value-type="float" office:value="31.4009661835749" calcext:value-type="float">
            <text:p>31.40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6" calcext:value-type="float">
            <text:p>206</text:p>
          </table:table-cell>
          <table:table-cell table:formula="of:=([.H7]/[.G7])*100" office:value-type="float" office:value="99.5169082125604" calcext:value-type="float">
            <text:p>99.52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7]/[.J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formula="of:=([.B8]/[.A8])*100" office:value-type="float" office:value="6.73076923076923" calcext:value-type="float">
            <text:p>6.73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table:formula="of:=([.E8]/[.D8])*100" office:value-type="float" office:value="40.5797101449275" calcext:value-type="float">
            <text:p>40.58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1" calcext:value-type="float">
            <text:p>201</text:p>
          </table:table-cell>
          <table:table-cell table:formula="of:=([.H8]/[.G8])*100" office:value-type="float" office:value="96.6346153846154" calcext:value-type="float">
            <text:p>96.63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8]/[.J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  <table:table-cell table:formula="of:=([.B9]/[.A9])*100" office:value-type="float" office:value="31.7307692307692" calcext:value-type="float">
            <text:p>31.73</text:p>
          </table:table-cell>
          <table:table-cell office:value-type="float" office:value="207" calcext:value-type="float">
            <text:p>207</text:p>
          </table:table-cell>
          <table:table-cell office:value-type="float" office:value="113" calcext:value-type="float">
            <text:p>113</text:p>
          </table:table-cell>
          <table:table-cell table:formula="of:=([.E9]/[.D9])*100" office:value-type="float" office:value="54.5893719806763" calcext:value-type="float">
            <text:p>54.59</text:p>
          </table:table-cell>
          <table:table-cell table:number-columns-repeated="2" table:style-name="Default" office:value-type="float" office:value="207" calcext:value-type="float">
            <text:p>207</text:p>
          </table:table-cell>
          <table:table-cell table:formula="of:=([.H9]/[.G9])*100" office:value-type="float" office:value="100" calcext:value-type="float">
            <text:p>100.00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9]/[.J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  <table:table-cell table:formula="of:=([.B10]/[.A10])*100" office:value-type="float" office:value="22.7053140096618" calcext:value-type="float">
            <text:p>22.71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table:formula="of:=([.E10]/[.D10])*100" office:value-type="float" office:value="55.5555555555556" calcext:value-type="float">
            <text:p>55.56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4" calcext:value-type="float">
            <text:p>204</text:p>
          </table:table-cell>
          <table:table-cell table:formula="of:=([.H10]/[.G10])*100" office:value-type="float" office:value="98.5507246376812" calcext:value-type="float">
            <text:p>98.55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K10]/[.J1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1" calcext:value-type="float">
            <text:p>91</text:p>
          </table:table-cell>
          <table:table-cell table:formula="of:=([.B11]/[.A11])*100" office:value-type="float" office:value="43.9613526570048" calcext:value-type="float">
            <text:p>43.96</text:p>
          </table:table-cell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formula="of:=([.E11]/[.D11])*100" office:value-type="float" office:value="35.2657004830918" calcext:value-type="float">
            <text:p>35.2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7" calcext:value-type="float">
            <text:p>207</text:p>
          </table:table-cell>
          <table:table-cell table:formula="of:=([.H11]/[.G11])*100" office:value-type="float" office:value="99.5192307692308" calcext:value-type="float">
            <text:p>99.52</text:p>
          </table:table-cell>
          <table:table-cell table:number-columns-repeated="2" office:value-type="float" office:value="208" calcext:value-type="float">
            <text:p>208</text:p>
          </table:table-cell>
          <table:table-cell table:formula="of:=([.K11]/[.J1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6" calcext:value-type="float">
            <text:p>86</text:p>
          </table:table-cell>
          <table:table-cell table:formula="of:=([.B12]/[.A12])*100" office:value-type="float" office:value="41.5458937198068" calcext:value-type="float">
            <text:p>41.55</text:p>
          </table:table-cell>
          <table:table-cell office:value-type="float" office:value="207" calcext:value-type="float">
            <text:p>207</text:p>
          </table:table-cell>
          <table:table-cell office:value-type="float" office:value="94" calcext:value-type="float">
            <text:p>94</text:p>
          </table:table-cell>
          <table:table-cell table:formula="of:=([.E12]/[.D12])*100" office:value-type="float" office:value="45.4106280193237" calcext:value-type="float">
            <text:p>45.41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5" calcext:value-type="float">
            <text:p>205</text:p>
          </table:table-cell>
          <table:table-cell table:formula="of:=([.H12]/[.G12])*100" office:value-type="float" office:value="98.5576923076923" calcext:value-type="float">
            <text:p>98.5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([.K12]/[.J12])*100" office:value-type="float" office:value="99.0384615384616" calcext:value-type="float">
            <text:p>99.0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formula="of:=([.B13]/[.A13])*100" office:value-type="float" office:value="24.1545893719807" calcext:value-type="float">
            <text:p>24.15</text:p>
          </table:table-cell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table:formula="of:=([.E13]/[.D13])*100" office:value-type="float" office:value="35.5769230769231" calcext:value-type="float">
            <text:p>35.5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([.K13]/[.J13])*100" office:value-type="float" office:value="99.0384615384616" calcext:value-type="float">
            <text:p>99.0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table:formula="of:=([.B14]/[.A14])*100" office:value-type="float" office:value="38.6473429951691" calcext:value-type="float">
            <text:p>38.65</text:p>
          </table:table-cell>
          <table:table-cell office:value-type="float" office:value="207" calcext:value-type="float">
            <text:p>207</text:p>
          </table:table-cell>
          <table:table-cell office:value-type="float" office:value="98" calcext:value-type="float">
            <text:p>98</text:p>
          </table:table-cell>
          <table:table-cell table:formula="of:=([.E14]/[.D14])*100" office:value-type="float" office:value="47.3429951690821" calcext:value-type="float">
            <text:p>47.34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formula="of:=([.K14]/[.J14])*100" office:value-type="float" office:value="98.5507246376812" calcext:value-type="float">
            <text:p>98.5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table:formula="of:=([.B15]/[.A15])*100" office:value-type="float" office:value="38.6473429951691" calcext:value-type="float">
            <text:p>38.65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table:formula="of:=([.E15]/[.D15])*100" office:value-type="float" office:value="49.7584541062802" calcext:value-type="float">
            <text:p>49.76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15]/[.J1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table:formula="of:=([.B16]/[.A16])*100" office:value-type="float" office:value="35.0961538461538" calcext:value-type="float">
            <text:p>35.10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table:formula="of:=([.E16]/[.D16])*100" office:value-type="float" office:value="28.0193236714976" calcext:value-type="float">
            <text:p>28.02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16]/[.J1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5" calcext:value-type="float">
            <text:p>85</text:p>
          </table:table-cell>
          <table:table-cell table:formula="of:=([.B17]/[.A17])*100" office:value-type="float" office:value="40.8653846153846" calcext:value-type="float">
            <text:p>40.87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formula="of:=([.E17]/[.D17])*100" office:value-type="float" office:value="39.4230769230769" calcext:value-type="float">
            <text:p>39.42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table:formula="of:=([.K17]/[.J17])*100" office:value-type="float" office:value="99.0338164251208" calcext:value-type="float">
            <text:p>99.0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table:formula="of:=([.B18]/[.A18])*100" office:value-type="float" office:value="37.6811594202899" calcext:value-type="float">
            <text:p>37.68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([.E18]/[.D18])*100" office:value-type="float" office:value="36.0576923076923" calcext:value-type="float">
            <text:p>36.06</text:p>
          </table:table-cell>
          <table:table-cell table:number-columns-repeated="3"/>
          <table:table-cell table:number-columns-repeated="2" office:value-type="float" office:value="208" calcext:value-type="float">
            <text:p>208</text:p>
          </table:table-cell>
          <table:table-cell table:formula="of:=([.K18]/[.J1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table:formula="of:=([.B19]/[.A19])*100" office:value-type="float" office:value="29.951690821256" calcext:value-type="float">
            <text:p>29.95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formula="of:=([.E19]/[.D19])*100" office:value-type="float" office:value="54.3269230769231" calcext:value-type="float">
            <text:p>54.33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19]/[.J1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formula="of:=([.B20]/[.A20])*100" office:value-type="float" office:value="24.1545893719807" calcext:value-type="float">
            <text:p>24.15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table:formula="of:=([.E20]/[.D20])*100" office:value-type="float" office:value="28.8461538461538" calcext:value-type="float">
            <text:p>28.85</text:p>
          </table:table-cell>
          <table:table-cell table:number-columns-repeated="3"/>
          <table:table-cell table:number-columns-repeated="2" office:value-type="float" office:value="208" calcext:value-type="float">
            <text:p>208</text:p>
          </table:table-cell>
          <table:table-cell table:formula="of:=([.K20]/[.J2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" calcext:value-type="float">
            <text:p>71</text:p>
          </table:table-cell>
          <table:table-cell table:formula="of:=([.B21]/[.A21])*100" office:value-type="float" office:value="34.2995169082126" calcext:value-type="float">
            <text:p>34.30</text:p>
          </table:table-cell>
          <table:table-cell office:value-type="float" office:value="207" calcext:value-type="float">
            <text:p>207</text:p>
          </table:table-cell>
          <table:table-cell office:value-type="float" office:value="86" calcext:value-type="float">
            <text:p>86</text:p>
          </table:table-cell>
          <table:table-cell table:formula="of:=([.E21]/[.D21])*100" office:value-type="float" office:value="41.5458937198068" calcext:value-type="float">
            <text:p>41.55</text:p>
          </table:table-cell>
          <table:table-cell table:number-columns-repeated="3"/>
          <table:table-cell table:number-columns-repeated="2" office:value-type="float" office:value="208" calcext:value-type="float">
            <text:p>208</text:p>
          </table:table-cell>
          <table:table-cell table:formula="of:=([.K21]/[.J2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table:formula="of:=([.E22]/[.D22])*100" office:value-type="float" office:value="33.6538461538462" calcext:value-type="float">
            <text:p>33.65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2]/[.J2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table:formula="of:=([.E23]/[.D23])*100" office:value-type="float" office:value="46.1538461538462" calcext:value-type="float">
            <text:p>46.15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3]/[.J2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formula="of:=([.E24]/[.D24])*100" office:value-type="float" office:value="57.2115384615385" calcext:value-type="float">
            <text:p>57.21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table:formula="of:=([.K24]/[.J24])*100" office:value-type="float" office:value="99.5169082125604" calcext:value-type="float">
            <text:p>99.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table:formula="of:=([.E25]/[.D25])*100" office:value-type="float" office:value="53.1400966183575" calcext:value-type="float">
            <text:p>53.14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5]/[.J2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formula="of:=([.E26]/[.D26])*100" office:value-type="float" office:value="35.2657004830918" calcext:value-type="float">
            <text:p>35.27</text:p>
          </table:table-cell>
          <table:table-cell table:number-columns-repeated="3"/>
          <table:table-cell table:number-columns-repeated="2" office:value-type="float" office:value="208" calcext:value-type="float">
            <text:p>208</text:p>
          </table:table-cell>
          <table:table-cell table:formula="of:=([.K26]/[.J2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table:formula="of:=([.E27]/[.D27])*100" office:value-type="float" office:value="27.4038461538462" calcext:value-type="float">
            <text:p>27.40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7]/[.J2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formula="of:=([.E28]/[.D28])*100" office:value-type="float" office:value="39.6135265700483" calcext:value-type="float">
            <text:p>39.61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8]/[.J2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table:formula="of:=([.E29]/[.D29])*100" office:value-type="float" office:value="38.9423076923077" calcext:value-type="float">
            <text:p>38.94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29]/[.J2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table:formula="of:=([.E30]/[.D30])*100" office:value-type="float" office:value="59.9033816425121" calcext:value-type="float">
            <text:p>59.90</text:p>
          </table:table-cell>
          <table:table-cell table:number-columns-repeated="3"/>
          <table:table-cell table:number-columns-repeated="2" office:value-type="float" office:value="207" calcext:value-type="float">
            <text:p>207</text:p>
          </table:table-cell>
          <table:table-cell table:formula="of:=([.K30]/[.J3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table:formula="of:=([.E31]/[.D31])*100" office:value-type="float" office:value="47.1153846153846" calcext:value-type="float">
            <text:p>47.12</text:p>
          </table:table-cell>
          <table:table-cell table:style-name="Default" table:number-columns-repeated="3"/>
          <table:table-cell table:number-columns-repeated="2" office:value-type="float" office:value="208" calcext:value-type="float">
            <text:p>208</text:p>
          </table:table-cell>
          <table:table-cell table:formula="of:=([.K31]/[.J31])*100" office:value-type="float" office:value="100" calcext:value-type="float">
            <text:p>100.00</text:p>
          </table:table-cell>
          <table:table-cell table:number-columns-repeated="4"/>
        </table:table-row>
      </table:table>
      <table:table table:name="d40" table:style-name="ta1">
        <table:shapes>
          <draw:frame draw:z-index="0" draw:style-name="gr1" draw:text-style-name="P1" svg:width="688pt" svg:height="345pt" svg:x="1096.61pt" svg:y="79.57pt">
            <draw:object draw:notify-on-update-of-ranges="d40.N2:d40.N3 d40.O1:d40.O1 d40.O2:d40.O3 d10.O4:d10.O5 d10.O4:d10.O5 d40.P1:d40.P1 d40.P2:d40.P3 d10.P4:d10.P5 d10.P4:d10.P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Vehicles enabled</text:p>
          </table:table-cell>
          <table:table-cell table:style-name="Default"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" calcext:value-type="float">
            <text:p>61</text:p>
          </table:table-cell>
          <table:table-cell table:formula="of:=([.B2]/[.A2])*100" office:value-type="float" office:value="34.4632768361582" calcext:value-type="float">
            <text:p>34.46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table:formula="of:=([.E2]/[.D2])*100" office:value-type="float" office:value="25.4237288135593" calcext:value-type="float">
            <text:p>25.4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6" calcext:value-type="float">
            <text:p>176</text:p>
          </table:table-cell>
          <table:table-cell table:formula="of:=([.H2]/[.G2])*100" office:value-type="float" office:value="99.4350282485876" calcext:value-type="float">
            <text:p>99.4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formula="of:=([.K2]/[.J2])*100" office:value-type="float" office:value="99.438202247191" calcext:value-type="float">
            <text:p>99.44</text:p>
          </table:table-cell>
          <table:table-cell/>
          <table:table-cell office:value-type="string" calcext:value-type="string">
            <text:p>Senza sensori</text:p>
          </table:table-cell>
          <table:table-cell table:style-name="ce1" table:formula="of:=AVERAGE([.C2:.C21])" office:value-type="float" office:value="23.5918555195836" calcext:value-type="float">
            <text:p>23.59</text:p>
          </table:table-cell>
          <table:table-cell table:style-name="ce1" table:formula="of:=AVERAGE([.F2:.F30])" office:value-type="float" office:value="36.4958398728649" calcext:value-type="float">
            <text:p>36.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table:formula="of:=([.B3]/[.A3])*100" office:value-type="float" office:value="32.2033898305085" calcext:value-type="float">
            <text:p>32.20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table:formula="of:=([.E3]/[.D3])*100" office:value-type="float" office:value="22.0338983050847" calcext:value-type="float">
            <text:p>22.03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4" calcext:value-type="float">
            <text:p>174</text:p>
          </table:table-cell>
          <table:table-cell table:formula="of:=([.H3]/[.G3])*100" office:value-type="float" office:value="97.7528089887641" calcext:value-type="float">
            <text:p>97.75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K3]/[.J3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Con sensori</text:p>
          </table:table-cell>
          <table:table-cell table:style-name="ce1" table:formula="of:=AVERAGE([.I2:.I12])" office:value-type="float" office:value="98.2098647876595" calcext:value-type="float">
            <text:p>98.21</text:p>
          </table:table-cell>
          <table:table-cell table:style-name="ce1" table:formula="of:=AVERAGE([.L2:.L31])" office:value-type="float" office:value="99.6425019572991" calcext:value-type="float">
            <text:p>99.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9" calcext:value-type="float">
            <text:p>29</text:p>
          </table:table-cell>
          <table:table-cell table:formula="of:=([.B4]/[.A4])*100" office:value-type="float" office:value="16.3841807909605" calcext:value-type="float">
            <text:p>16.38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table:formula="of:=([.E4]/[.D4])*100" office:value-type="float" office:value="26.5536723163842" calcext:value-type="float">
            <text:p>26.55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5" calcext:value-type="float">
            <text:p>175</text:p>
          </table:table-cell>
          <table:table-cell table:formula="of:=([.H4]/[.G4])*100" office:value-type="float" office:value="98.8700564971751" calcext:value-type="float">
            <text:p>98.87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([.K4]/[.J4])*100" office:value-type="float" office:value="99.4350282485876" calcext:value-type="float">
            <text:p>99.44</text:p>
          </table:table-cell>
          <table:table-cell/>
          <table:table-cell office:value-type="string" calcext:value-type="string">
            <text:p>Error ss</text:p>
          </table:table-cell>
          <table:table-cell table:style-name="ce1" table:formula="of:=CONFIDENCE(0.05; STDEV([.C2:.C31]); COUNTA([.C2:.C31]))" office:value-type="float" office:value="2.88692927748878" calcext:value-type="float">
            <text:p>2.89</text:p>
          </table:table-cell>
          <table:table-cell table:style-name="ce1" table:formula="of:=CONFIDENCE(0.05; STDEV([.F2:.F31]); COUNTA([.F2:.F31]))" office:value-type="float" office:value="5.38902626227628" calcext:value-type="float">
            <text:p>5.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([.B5]/[.A5])*100" office:value-type="float" office:value="17.9775280898876" calcext:value-type="float">
            <text:p>17.98</text:p>
          </table:table-cell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table:formula="of:=([.E5]/[.D5])*100" office:value-type="float" office:value="38.4180790960452" calcext:value-type="float">
            <text:p>38.42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1" calcext:value-type="float">
            <text:p>171</text:p>
          </table:table-cell>
          <table:table-cell table:formula="of:=([.H5]/[.G5])*100" office:value-type="float" office:value="96.0674157303371" calcext:value-type="float">
            <text:p>96.07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([.K5]/[.J5])*100" office:value-type="float" office:value="99.4350282485876" calcext:value-type="float">
            <text:p>99.44</text:p>
          </table:table-cell>
          <table:table-cell/>
          <table:table-cell office:value-type="string" calcext:value-type="string">
            <text:p>Error cs</text:p>
          </table:table-cell>
          <table:table-cell table:style-name="ce1" table:formula="of:=CONFIDENCE(0.05; STDEV([.I2:.I31]); COUNTA([.I2:.I31]))" office:value-type="float" office:value="0.822981963296765" calcext:value-type="float">
            <text:p>0.82</text:p>
          </table:table-cell>
          <table:table-cell table:style-name="ce1" table:formula="of:=CONFIDENCE(0.05; STDEV([.L2:.L31]); COUNTA([.L2:.L31]))" office:value-type="float" office:value="0.228217125526619" calcext:value-type="float">
            <text:p>0.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table:formula="of:=([.B6]/[.A6])*100" office:value-type="float" office:value="27.683615819209" calcext:value-type="float">
            <text:p>27.68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table:formula="of:=([.E6]/[.D6])*100" office:value-type="float" office:value="41.2429378531073" calcext:value-type="float">
            <text:p>41.24</text:p>
          </table:table-cell>
          <table:table-cell table:number-columns-repeated="2" table:style-name="Default" office:value-type="float" office:value="178" calcext:value-type="float">
            <text:p>178</text:p>
          </table:table-cell>
          <table:table-cell table:formula="of:=([.H6]/[.G6])*100" office:value-type="float" office:value="100" calcext:value-type="float">
            <text:p>100.00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([.K6]/[.J6])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table:formula="of:=([.B7]/[.A7])*100" office:value-type="float" office:value="22.5988700564972" calcext:value-type="float">
            <text:p>22.60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table:formula="of:=([.E7]/[.D7])*100" office:value-type="float" office:value="38.9830508474576" calcext:value-type="float">
            <text:p>38.98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5" calcext:value-type="float">
            <text:p>175</text:p>
          </table:table-cell>
          <table:table-cell table:formula="of:=([.H7]/[.G7])*100" office:value-type="float" office:value="98.8700564971751" calcext:value-type="float">
            <text:p>98.87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K7]/[.J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table:formula="of:=([.B8]/[.A8])*100" office:value-type="float" office:value="31.4606741573034" calcext:value-type="float">
            <text:p>31.46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table:formula="of:=([.E8]/[.D8])*100" office:value-type="float" office:value="13.4831460674157" calcext:value-type="float">
            <text:p>13.48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69" calcext:value-type="float">
            <text:p>169</text:p>
          </table:table-cell>
          <table:table-cell table:formula="of:=([.H8]/[.G8])*100" office:value-type="float" office:value="94.9438202247191" calcext:value-type="float">
            <text:p>94.94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([.K8]/[.J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table:formula="of:=([.B9]/[.A9])*100" office:value-type="float" office:value="30.5084745762712" calcext:value-type="float">
            <text:p>30.51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table:formula="of:=([.E9]/[.D9])*100" office:value-type="float" office:value="62.1468926553672" calcext:value-type="float">
            <text:p>62.15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7" calcext:value-type="float">
            <text:p>177</text:p>
          </table:table-cell>
          <table:table-cell table:formula="of:=([.H9]/[.G9])*100" office:value-type="float" office:value="99.438202247191" calcext:value-type="float">
            <text:p>99.44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([.K9]/[.J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table:formula="of:=([.B10]/[.A10])*100" office:value-type="float" office:value="19.774011299435" calcext:value-type="float">
            <text:p>19.77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table:formula="of:=([.E10]/[.D10])*100" office:value-type="float" office:value="39.5480225988701" calcext:value-type="float">
            <text:p>39.55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3" calcext:value-type="float">
            <text:p>173</text:p>
          </table:table-cell>
          <table:table-cell table:formula="of:=([.H10]/[.G10])*100" office:value-type="float" office:value="97.7401129943503" calcext:value-type="float">
            <text:p>97.74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K10]/[.J1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([.B11]/[.A11])*100" office:value-type="float" office:value="11.7977528089888" calcext:value-type="float">
            <text:p>11.8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table:formula="of:=([.E11]/[.D11])*100" office:value-type="float" office:value="49.7175141242938" calcext:value-type="float">
            <text:p>49.72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5" calcext:value-type="float">
            <text:p>175</text:p>
          </table:table-cell>
          <table:table-cell table:formula="of:=([.H11]/[.G11])*100" office:value-type="float" office:value="98.314606741573" calcext:value-type="float">
            <text:p>98.31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([.K11]/[.J1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table:formula="of:=([.B12]/[.A12])*100" office:value-type="float" office:value="21.9101123595506" calcext:value-type="float">
            <text:p>21.91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table:formula="of:=([.E12]/[.D12])*100" office:value-type="float" office:value="48.876404494382" calcext:value-type="float">
            <text:p>48.88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6" calcext:value-type="float">
            <text:p>176</text:p>
          </table:table-cell>
          <table:table-cell table:formula="of:=([.H12]/[.G12])*100" office:value-type="float" office:value="98.876404494382" calcext:value-type="float">
            <text:p>98.8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([.K12]/[.J12])*100" office:value-type="float" office:value="99.4350282485876" calcext:value-type="float">
            <text:p>99.4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table:formula="of:=([.B13]/[.A13])*100" office:value-type="float" office:value="14.6067415730337" calcext:value-type="float">
            <text:p>14.61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table:formula="of:=([.E13]/[.D13])*100" office:value-type="float" office:value="41.8079096045198" calcext:value-type="float">
            <text:p>41.81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1" calcext:value-type="float">
            <text:p>171</text:p>
          </table:table-cell>
          <table:table-cell table:formula="of:=([.H13]/[.G13])*100" office:value-type="float" office:value="96.0674157303371" calcext:value-type="float">
            <text:p>96.07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K13]/[.J1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([.B14]/[.A14])*100" office:value-type="float" office:value="17.9775280898876" calcext:value-type="float">
            <text:p>17.98</text:p>
          </table:table-cell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table:formula="of:=([.E14]/[.D14])*100" office:value-type="float" office:value="48.0225988700565" calcext:value-type="float">
            <text:p>48.0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4" calcext:value-type="float">
            <text:p>174</text:p>
          </table:table-cell>
          <table:table-cell table:formula="of:=([.H14]/[.G14])*100" office:value-type="float" office:value="98.3050847457627" calcext:value-type="float">
            <text:p>98.31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K14]/[.J1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table:formula="of:=([.B15]/[.A15])*100" office:value-type="float" office:value="16.9491525423729" calcext:value-type="float">
            <text:p>16.95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table:formula="of:=([.E15]/[.D15])*100" office:value-type="float" office:value="35.0282485875706" calcext:value-type="float">
            <text:p>35.03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15]/[.J1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formula="of:=([.B16]/[.A16])*100" office:value-type="float" office:value="24.2937853107345" calcext:value-type="float">
            <text:p>24.29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table:formula="of:=([.E16]/[.D16])*100" office:value-type="float" office:value="60.6741573033708" calcext:value-type="float">
            <text:p>60.67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([.K16]/[.J16])*100" office:value-type="float" office:value="98.3050847457627" calcext:value-type="float">
            <text:p>98.3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table:formula="of:=([.B17]/[.A17])*100" office:value-type="float" office:value="35.3932584269663" calcext:value-type="float">
            <text:p>35.39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table:formula="of:=([.E17]/[.D17])*100" office:value-type="float" office:value="47.4576271186441" calcext:value-type="float">
            <text:p>47.46</text:p>
          </table:table-cell>
          <table:table-cell table:number-columns-repeated="3"/>
          <table:table-cell table:number-columns-repeated="2" office:value-type="float" office:value="177" calcext:value-type="float">
            <text:p>177</text:p>
          </table:table-cell>
          <table:table-cell table:formula="of:=([.K17]/[.J1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formula="of:=([.B18]/[.A18])*100" office:value-type="float" office:value="20.3389830508475" calcext:value-type="float">
            <text:p>20.34</text:p>
          </table:table-cell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table:formula="of:=([.E18]/[.D18])*100" office:value-type="float" office:value="33.3333333333333" calcext:value-type="float">
            <text:p>33.33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18]/[.J1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table:formula="of:=([.B19]/[.A19])*100" office:value-type="float" office:value="19.2090395480226" calcext:value-type="float">
            <text:p>19.21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formula="of:=([.E19]/[.D19])*100" office:value-type="float" office:value="6.74157303370787" calcext:value-type="float">
            <text:p>6.74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([.K19]/[.J19])*100" office:value-type="float" office:value="98.3050847457627" calcext:value-type="float">
            <text:p>98.3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formula="of:=([.B20]/[.A20])*100" office:value-type="float" office:value="33.7078651685393" calcext:value-type="float">
            <text:p>33.71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table:formula="of:=([.E20]/[.D20])*100" office:value-type="float" office:value="27.5280898876405" calcext:value-type="float">
            <text:p>27.53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20]/[.J2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table:formula="of:=([.B21]/[.A21])*100" office:value-type="float" office:value="22.5988700564972" calcext:value-type="float">
            <text:p>22.60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table:formula="of:=([.E21]/[.D21])*100" office:value-type="float" office:value="32.2033898305085" calcext:value-type="float">
            <text:p>32.20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21]/[.J2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" calcext:value-type="float">
            <text:p>52</text:p>
          </table:table-cell>
          <table:table-cell table:formula="of:=([.B22]/[.A22])*100" office:value-type="float" office:value="29.3785310734463" calcext:value-type="float">
            <text:p>29.38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table:formula="of:=([.E22]/[.D22])*100" office:value-type="float" office:value="25.4237288135593" calcext:value-type="float">
            <text:p>25.42</text:p>
          </table:table-cell>
          <table:table-cell table:number-columns-repeated="3"/>
          <table:table-cell table:number-columns-repeated="2" office:value-type="float" office:value="177" calcext:value-type="float">
            <text:p>177</text:p>
          </table:table-cell>
          <table:table-cell table:formula="of:=([.K22]/[.J2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6" calcext:value-type="float">
            <text:p>46</text:p>
          </table:table-cell>
          <table:table-cell table:formula="of:=([.B23]/[.A23])*100" office:value-type="float" office:value="25.9887005649718" calcext:value-type="float">
            <text:p>25.9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table:formula="of:=([.E23]/[.D23])*100" office:value-type="float" office:value="32.0224719101124" calcext:value-type="float">
            <text:p>32.02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formula="of:=([.K23]/[.J23])*100" office:value-type="float" office:value="99.438202247191" calcext:value-type="float">
            <text:p>99.4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table:formula="of:=([.B24]/[.A24])*100" office:value-type="float" office:value="15.2542372881356" calcext:value-type="float">
            <text:p>15.25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table:formula="of:=([.E24]/[.D24])*100" office:value-type="float" office:value="27.5280898876405" calcext:value-type="float">
            <text:p>27.53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24]/[.J2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table:formula="of:=([.E25]/[.D25])*100" office:value-type="float" office:value="61.0169491525424" calcext:value-type="float">
            <text:p>61.02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formula="of:=([.K25]/[.J25])*100" office:value-type="float" office:value="99.438202247191" calcext:value-type="float">
            <text:p>99.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([.E26]/[.D26])*100" office:value-type="float" office:value="18.0790960451977" calcext:value-type="float">
            <text:p>18.08</text:p>
          </table:table-cell>
          <table:table-cell table:number-columns-repeated="3"/>
          <table:table-cell table:number-columns-repeated="2" office:value-type="float" office:value="177" calcext:value-type="float">
            <text:p>177</text:p>
          </table:table-cell>
          <table:table-cell table:formula="of:=([.K26]/[.J2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formula="of:=([.E27]/[.D27])*100" office:value-type="float" office:value="24.2937853107345" calcext:value-type="float">
            <text:p>24.29</text:p>
          </table:table-cell>
          <table:table-cell table:number-columns-repeated="3"/>
          <table:table-cell table:number-columns-repeated="2" office:value-type="float" office:value="177" calcext:value-type="float">
            <text:p>177</text:p>
          </table:table-cell>
          <table:table-cell table:formula="of:=([.K27]/[.J2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([.E28]/[.D28])*100" office:value-type="float" office:value="17.5141242937853" calcext:value-type="float">
            <text:p>17.51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([.K28]/[.J28])*100" office:value-type="float" office:value="98.3050847457627" calcext:value-type="float">
            <text:p>98.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table:formula="of:=([.E29]/[.D29])*100" office:value-type="float" office:value="63.2768361581921" calcext:value-type="float">
            <text:p>63.2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table:formula="of:=([.K29]/[.J29])*100" office:value-type="float" office:value="97.7401129943503" calcext:value-type="float">
            <text:p>97.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table:formula="of:=([.E30]/[.D30])*100" office:value-type="float" office:value="50" calcext:value-type="float">
            <text:p>50.00</text:p>
          </table:table-cell>
          <table:table-cell table:number-columns-repeated="3"/>
          <table:table-cell table:number-columns-repeated="2" office:value-type="float" office:value="178" calcext:value-type="float">
            <text:p>178</text:p>
          </table:table-cell>
          <table:table-cell table:formula="of:=([.K30]/[.J3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table:formula="of:=([.E31]/[.D31])*100" office:value-type="float" office:value="49.1525423728814" calcext:value-type="float">
            <text:p>49.15</text:p>
          </table:table-cell>
          <table:table-cell table:style-name="Default" table:number-columns-repeated="3"/>
          <table:table-cell table:number-columns-repeated="2" office:value-type="float" office:value="177" calcext:value-type="float">
            <text:p>177</text:p>
          </table:table-cell>
          <table:table-cell table:formula="of:=([.K31]/[.J31])*100" office:value-type="float" office:value="100" calcext:value-type="float">
            <text:p>100.00</text:p>
          </table:table-cell>
          <table:table-cell table:number-columns-repeated="4"/>
        </table:table-row>
      </table:table>
      <table:table table:name="d50" table:style-name="ta1">
        <table:shapes>
          <draw:frame draw:z-index="0" draw:style-name="gr1" draw:text-style-name="P1" svg:width="688pt" svg:height="345pt" svg:x="1096.61pt" svg:y="79.57pt">
            <draw:object draw:notify-on-update-of-ranges="d50.N2:d50.N3 d50.O1:d50.O1 d50.O2:d50.O3 d10.O4:d10.O5 d10.O4:d10.O5 d50.P1:d50.P1 d50.P2:d50.P3 d10.P4:d10.P5 d10.P4:d10.P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Total vehicles coverage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formula="of:=([.B2]/[.A2])*100" office:value-type="float" office:value="27.027027027027" calcext:value-type="float">
            <text:p>27.03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formula="of:=([.E2]/[.D2])*100" office:value-type="float" office:value="6.71140939597315" calcext:value-type="float">
            <text:p>6.7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formula="of:=([.H2]/[.G2])*100" office:value-type="float" office:value="97.2972972972973" calcext:value-type="float">
            <text:p>97.30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2]/[.J2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Senza sensori</text:p>
          </table:table-cell>
          <table:table-cell table:style-name="ce1" table:formula="of:=AVERAGE([.C2:.C21])" office:value-type="float" office:value="22.2297297297297" calcext:value-type="float">
            <text:p>22.23</text:p>
          </table:table-cell>
          <table:table-cell table:style-name="ce1" table:formula="of:=AVERAGE([.F2:.F30])" office:value-type="float" office:value="31.1845981598354" calcext:value-type="float">
            <text:p>31.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table:formula="of:=([.B3]/[.A3])*100" office:value-type="float" office:value="22.2972972972973" calcext:value-type="float">
            <text:p>22.30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table:formula="of:=([.E3]/[.D3])*100" office:value-type="float" office:value="20.8053691275168" calcext:value-type="float">
            <text:p>20.81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([.H3]/[.G3])*100" office:value-type="float" office:value="98.6577181208054" calcext:value-type="float">
            <text:p>98.66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([.K3]/[.J3])*100" office:value-type="float" office:value="99.3288590604027" calcext:value-type="float">
            <text:p>99.33</text:p>
          </table:table-cell>
          <table:table-cell/>
          <table:table-cell office:value-type="string" calcext:value-type="string">
            <text:p>Con sensori</text:p>
          </table:table-cell>
          <table:table-cell table:style-name="ce1" table:formula="of:=AVERAGE([.I2:.I12])" office:value-type="float" office:value="97.6114308329074" calcext:value-type="float">
            <text:p>97.61</text:p>
          </table:table-cell>
          <table:table-cell table:style-name="ce1" table:formula="of:=AVERAGE([.L2:.L31])" office:value-type="float" office:value="99.865469496342" calcext:value-type="float">
            <text:p>99.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formula="of:=([.B4]/[.A4])*100" office:value-type="float" office:value="19.5945945945946" calcext:value-type="float">
            <text:p>19.59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table:formula="of:=([.E4]/[.D4])*100" office:value-type="float" office:value="26.8456375838926" calcext:value-type="float">
            <text:p>26.85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table:formula="of:=([.H4]/[.G4])*100" office:value-type="float" office:value="94.6308724832215" calcext:value-type="float">
            <text:p>94.63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4]/[.J4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ss</text:p>
          </table:table-cell>
          <table:table-cell table:style-name="ce1" table:formula="of:=CONFIDENCE(0.05; STDEV([.C2:.C31]); COUNTA([.C2:.C31]))" office:value-type="float" office:value="2.87807284816034" calcext:value-type="float">
            <text:p>2.88</text:p>
          </table:table-cell>
          <table:table-cell table:style-name="ce1" table:formula="of:=CONFIDENCE(0.05; STDEV([.F2:.F31]); COUNTA([.F2:.F31]))" office:value-type="float" office:value="5.17334105158534" calcext:value-type="float">
            <text:p>5.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([.B5]/[.A5])*100" office:value-type="float" office:value="12.0805369127517" calcext:value-type="float">
            <text:p>12.08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table:formula="of:=([.E5]/[.D5])*100" office:value-type="float" office:value="28.1879194630872" calcext:value-type="float">
            <text:p>28.19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formula="of:=([.H5]/[.G5])*100" office:value-type="float" office:value="97.972972972973" calcext:value-type="float">
            <text:p>97.97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5]/[.J5])*100" office:value-type="float" office:value="100" calcext:value-type="float">
            <text:p>100.00</text:p>
          </table:table-cell>
          <table:table-cell/>
          <table:table-cell office:value-type="string" calcext:value-type="string">
            <text:p>Error cs</text:p>
          </table:table-cell>
          <table:table-cell table:style-name="ce1" table:formula="of:=CONFIDENCE(0.05; STDEV([.I2:.I31]); COUNTA([.I2:.I31]))" office:value-type="float" office:value="0.613784679842448" calcext:value-type="float">
            <text:p>0.61</text:p>
          </table:table-cell>
          <table:table-cell table:style-name="ce1" table:formula="of:=CONFIDENCE(0.05; STDEV([.L2:.L31]); COUNTA([.L2:.L31]))" office:value-type="float" office:value="0.116479292025627" calcext:value-type="float">
            <text:p>0.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formula="of:=([.B6]/[.A6])*100" office:value-type="float" office:value="22.8187919463087" calcext:value-type="float">
            <text:p>22.82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table:formula="of:=([.E6]/[.D6])*100" office:value-type="float" office:value="25.503355704698" calcext:value-type="float">
            <text:p>25.50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formula="of:=([.H6]/[.G6])*100" office:value-type="float" office:value="97.2972972972973" calcext:value-type="float">
            <text:p>97.3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6]/[.J6])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table:formula="of:=([.B7]/[.A7])*100" office:value-type="float" office:value="32.4324324324324" calcext:value-type="float">
            <text:p>32.43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table:formula="of:=([.E7]/[.D7])*100" office:value-type="float" office:value="45.6375838926174" calcext:value-type="float">
            <text:p>45.6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([.H7]/[.G7])*100" office:value-type="float" office:value="99.3243243243243" calcext:value-type="float">
            <text:p>99.32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7]/[.J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table:formula="of:=([.B8]/[.A8])*100" office:value-type="float" office:value="26.1744966442953" calcext:value-type="float">
            <text:p>26.17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table:formula="of:=([.E8]/[.D8])*100" office:value-type="float" office:value="53.3783783783784" calcext:value-type="float">
            <text:p>53.38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formula="of:=([.H8]/[.G8])*100" office:value-type="float" office:value="95.3020134228188" calcext:value-type="float">
            <text:p>95.30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([.K8]/[.J8])*100" office:value-type="float" office:value="98.6577181208054" calcext:value-type="float">
            <text:p>98.6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table:formula="of:=([.B9]/[.A9])*100" office:value-type="float" office:value="18.1208053691275" calcext:value-type="float">
            <text:p>18.1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([.E9]/[.D9])*100" office:value-type="float" office:value="8.05369127516778" calcext:value-type="float">
            <text:p>8.05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formula="of:=([.H9]/[.G9])*100" office:value-type="float" office:value="98.6486486486487" calcext:value-type="float">
            <text:p>98.65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9]/[.J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table:formula="of:=([.B10]/[.A10])*100" office:value-type="float" office:value="16.8918918918919" calcext:value-type="float">
            <text:p>16.89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([.E10]/[.D10])*100" office:value-type="float" office:value="52.7027027027027" calcext:value-type="float">
            <text:p>52.7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formula="of:=([.H10]/[.G10])*100" office:value-type="float" office:value="97.972972972973" calcext:value-type="float">
            <text:p>97.97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0]/[.J1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table:formula="of:=([.B11]/[.A11])*100" office:value-type="float" office:value="10.1351351351351" calcext:value-type="float">
            <text:p>10.14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table:formula="of:=([.E11]/[.D11])*100" office:value-type="float" office:value="25" calcext:value-type="float">
            <text:p>25.0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H11]/[.G11])*100" office:value-type="float" office:value="100" calcext:value-type="float">
            <text:p>100.00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1]/[.J1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([.B12]/[.A12])*100" office:value-type="float" office:value="12.1621621621622" calcext:value-type="float">
            <text:p>12.16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table:formula="of:=([.E12]/[.D12])*100" office:value-type="float" office:value="9.39597315436242" calcext:value-type="float">
            <text:p>9.40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formula="of:=([.H12]/[.G12])*100" office:value-type="float" office:value="96.6216216216216" calcext:value-type="float">
            <text:p>96.62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2]/[.J1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formula="of:=([.B13]/[.A13])*100" office:value-type="float" office:value="17.4496644295302" calcext:value-type="float">
            <text:p>17.45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table:formula="of:=([.E13]/[.D13])*100" office:value-type="float" office:value="26.8456375838926" calcext:value-type="float">
            <text:p>26.85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([.H13]/[.G13])*100" office:value-type="float" office:value="95.9459459459459" calcext:value-type="float">
            <text:p>95.95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([.K13]/[.J13])*100" office:value-type="float" office:value="99.3288590604027" calcext:value-type="float">
            <text:p>99.3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table:formula="of:=([.B14]/[.A14])*100" office:value-type="float" office:value="20.1342281879195" calcext:value-type="float">
            <text:p>20.13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table:formula="of:=([.E14]/[.D14])*100" office:value-type="float" office:value="28.3783783783784" calcext:value-type="float">
            <text:p>28.38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table:formula="of:=([.H14]/[.G14])*100" office:value-type="float" office:value="97.3154362416107" calcext:value-type="float">
            <text:p>97.32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4]/[.J1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table:formula="of:=([.B15]/[.A15])*100" office:value-type="float" office:value="24.8322147651007" calcext:value-type="float">
            <text:p>24.83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table:formula="of:=([.E15]/[.D15])*100" office:value-type="float" office:value="31.0810810810811" calcext:value-type="float">
            <text:p>31.08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([.H15]/[.G15])*100" office:value-type="float" office:value="99.3243243243243" calcext:value-type="float">
            <text:p>99.32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15]/[.J1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table:formula="of:=([.B16]/[.A16])*100" office:value-type="float" office:value="20.9459459459459" calcext:value-type="float">
            <text:p>20.95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table:formula="of:=([.E16]/[.D16])*100" office:value-type="float" office:value="29.7297297297297" calcext:value-type="float">
            <text:p>29.7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formula="of:=([.H16]/[.G16])*100" office:value-type="float" office:value="95.3020134228188" calcext:value-type="float">
            <text:p>95.3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16]/[.J1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table:formula="of:=([.B17]/[.A17])*100" office:value-type="float" office:value="32.2147651006711" calcext:value-type="float">
            <text:p>32.21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table:formula="of:=([.E17]/[.D17])*100" office:value-type="float" office:value="57.4324324324324" calcext:value-type="float">
            <text:p>57.43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formula="of:=([.H17]/[.G17])*100" office:value-type="float" office:value="96.6216216216216" calcext:value-type="float">
            <text:p>96.62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17]/[.J17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table:formula="of:=([.B18]/[.A18])*100" office:value-type="float" office:value="26.1744966442953" calcext:value-type="float">
            <text:p>26.17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table:formula="of:=([.E18]/[.D18])*100" office:value-type="float" office:value="34.2281879194631" calcext:value-type="float">
            <text:p>34.23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([.H18]/[.G18])*100" office:value-type="float" office:value="97.9865771812081" calcext:value-type="float">
            <text:p>97.99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8]/[.J18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formula="of:=([.B19]/[.A19])*100" office:value-type="float" office:value="19.5945945945946" calcext:value-type="float">
            <text:p>19.59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table:formula="of:=([.E19]/[.D19])*100" office:value-type="float" office:value="35.1351351351351" calcext:value-type="float">
            <text:p>35.14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([.H19]/[.G19])*100" office:value-type="float" office:value="98.6577181208054" calcext:value-type="float">
            <text:p>98.66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19]/[.J1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table:formula="of:=([.B20]/[.A20])*100" office:value-type="float" office:value="32.4324324324324" calcext:value-type="float">
            <text:p>32.43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table:formula="of:=([.E20]/[.D20])*100" office:value-type="float" office:value="35.5704697986577" calcext:value-type="float">
            <text:p>35.57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formula="of:=([.H20]/[.G20])*100" office:value-type="float" office:value="95.9731543624161" calcext:value-type="float">
            <text:p>95.97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20]/[.J2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table:formula="of:=([.B21]/[.A21])*100" office:value-type="float" office:value="31.0810810810811" calcext:value-type="float">
            <text:p>31.08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table:formula="of:=([.E21]/[.D21])*100" office:value-type="float" office:value="26.3513513513513" calcext:value-type="float">
            <text:p>26.35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([.H21]/[.G21])*100" office:value-type="float" office:value="99.3288590604027" calcext:value-type="float">
            <text:p>99.33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21]/[.J21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formula="of:=([.B22]/[.A22])*100" office:value-type="float" office:value="24.3243243243243" calcext:value-type="float">
            <text:p>24.32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table:formula="of:=([.E22]/[.D22])*100" office:value-type="float" office:value="39.8648648648649" calcext:value-type="float">
            <text:p>39.86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table:formula="of:=([.H22]/[.G22])*100" office:value-type="float" office:value="97.3154362416107" calcext:value-type="float">
            <text:p>97.32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K22]/[.J22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table:formula="of:=([.B23]/[.A23])*100" office:value-type="float" office:value="16.8918918918919" calcext:value-type="float">
            <text:p>16.89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table:formula="of:=([.E23]/[.D23])*100" office:value-type="float" office:value="48.993288590604" calcext:value-type="float">
            <text:p>48.99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formula="of:=([.H23]/[.G23])*100" office:value-type="float" office:value="97.2972972972973" calcext:value-type="float">
            <text:p>97.30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K23]/[.J23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([.B24]/[.A24])*100" office:value-type="float" office:value="12.0805369127517" calcext:value-type="float">
            <text:p>12.08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formula="of:=([.E24]/[.D24])*100" office:value-type="float" office:value="22.8187919463087" calcext:value-type="float">
            <text:p>22.82</text:p>
          </table:table-cell>
          <table:table-cell table:style-name="ce1" table:number-columns-repeated="2"/>
          <table:table-cell/>
          <table:table-cell table:number-columns-repeated="2" office:value-type="float" office:value="148" calcext:value-type="float">
            <text:p>148</text:p>
          </table:table-cell>
          <table:table-cell table:formula="of:=([.K24]/[.J24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table:formula="of:=([.B25]/[.A25])*100" office:value-type="float" office:value="15.4362416107383" calcext:value-type="float">
            <text:p>15.44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table:formula="of:=([.E25]/[.D25])*100" office:value-type="float" office:value="16.1073825503356" calcext:value-type="float">
            <text:p>16.11</text:p>
          </table:table-cell>
          <table:table-cell table:style-name="ce1" table:number-columns-repeated="2"/>
          <table:table-cell/>
          <table:table-cell table:number-columns-repeated="2" office:value-type="float" office:value="148" calcext:value-type="float">
            <text:p>148</text:p>
          </table:table-cell>
          <table:table-cell table:formula="of:=([.K25]/[.J25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table:formula="of:=([.B26]/[.A26])*100" office:value-type="float" office:value="22.2972972972973" calcext:value-type="float">
            <text:p>22.30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table:formula="of:=([.E26]/[.D26])*100" office:value-type="float" office:value="31.0810810810811" calcext:value-type="float">
            <text:p>31.08</text:p>
          </table:table-cell>
          <table:table-cell table:style-name="ce1" table:number-columns-repeated="2"/>
          <table:table-cell/>
          <table:table-cell table:number-columns-repeated="2" office:value-type="float" office:value="148" calcext:value-type="float">
            <text:p>148</text:p>
          </table:table-cell>
          <table:table-cell table:formula="of:=([.K26]/[.J26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table:formula="of:=([.B27]/[.A27])*100" office:value-type="float" office:value="27.7027027027027" calcext:value-type="float">
            <text:p>27.70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table:formula="of:=([.E27]/[.D27])*100" office:value-type="float" office:value="12.8378378378378" calcext:value-type="float">
            <text:p>12.84</text:p>
          </table:table-cell>
          <table:table-cell table:style-name="ce1" table:number-columns-repeated="2"/>
          <table:table-cell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([.K27]/[.J27])*100" office:value-type="float" office:value="99.3243243243243" calcext:value-type="float">
            <text:p>99.3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([.B28]/[.A28])*100" office:value-type="float" office:value="42.9530201342282" calcext:value-type="float">
            <text:p>42.95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table:formula="of:=([.E28]/[.D28])*100" office:value-type="float" office:value="54.0540540540541" calcext:value-type="float">
            <text:p>54.05</text:p>
          </table:table-cell>
          <table:table-cell table:style-name="ce1" table:number-columns-repeated="2"/>
          <table:table-cell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formula="of:=([.K28]/[.J28])*100" office:value-type="float" office:value="99.3243243243243" calcext:value-type="float">
            <text:p>99.3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([.B29]/[.A29])*100" office:value-type="float" office:value="12.0805369127517" calcext:value-type="float">
            <text:p>12.08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table:formula="of:=([.E29]/[.D29])*100" office:value-type="float" office:value="18.9189189189189" calcext:value-type="float">
            <text:p>18.92</text:p>
          </table:table-cell>
          <table:table-cell table:style-name="ce1" table:number-columns-repeated="2"/>
          <table:table-cell/>
          <table:table-cell table:number-columns-repeated="2" office:value-type="float" office:value="148" calcext:value-type="float">
            <text:p>148</text:p>
          </table:table-cell>
          <table:table-cell table:formula="of:=([.K29]/[.J29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([.E30]/[.D30])*100" office:value-type="float" office:value="52.7027027027027" calcext:value-type="float">
            <text:p>52.70</text:p>
          </table:table-cell>
          <table:table-cell table:style-name="ce1" table:number-columns-repeated="2"/>
          <table:table-cell/>
          <table:table-cell table:number-columns-repeated="2" office:value-type="float" office:value="148" calcext:value-type="float">
            <text:p>148</text:p>
          </table:table-cell>
          <table:table-cell table:formula="of:=([.K30]/[.J30])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([.E31]/[.D31])*100" office:value-type="float" office:value="42.9530201342282" calcext:value-type="float">
            <text:p>42.95</text:p>
          </table:table-cell>
          <table:table-cell table:number-columns-repeated="2"/>
          <table:table-cell table:style-name="Default"/>
          <table:table-cell table:number-columns-repeated="2" office:value-type="float" office:value="149" calcext:value-type="float">
            <text:p>149</text:p>
          </table:table-cell>
          <table:table-cell table:formula="of:=([.K31]/[.J31])*100" office:value-type="float" office:value="100" calcext:value-type="float">
            <text:p>100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04:54.895210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4:09:16.505298501</dc:date>
    <meta:editing-duration>PT33M9S</meta:editing-duration>
    <meta:editing-cycles>4</meta:editing-cycles>
    <meta:document-statistic meta:table-count="5" meta:cell-count="15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O4:d10.O5" chart:error-lower-range="d10.O4:d10.O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O4:d10.O5" chart:error-lower-range="d10.O4:d10.O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P4:d10.P5" chart:error-lower-range="d10.P4:d10.P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P4:d10.P5" chart:error-lower-range="d10.P4:d10.P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10.N1:d10.P3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10.N2:d10.N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10.O2:d10.O3" chart:label-cell-address="d10.O1:d10.O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10.P2:d10.P3" chart:label-cell-address="d10.P1:d10.P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10.O1:d10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Jordan</text:p>
                <draw:g>
                  <svg:desc>d10.P1:d10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10.N2:d10.N3</svg:desc>
                </draw:g>
              </table:table-cell>
              <table:table-cell office:value-type="float" office:value="38.1595843541438">
                <text:p>38.1595843541438</text:p>
                <draw:g>
                  <svg:desc>d10.O2:d10.O3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55.2550496737776">
                <text:p>55.2550496737776</text:p>
                <draw:g>
                  <svg:desc>d10.P2:d10.P3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7.710568556222">
                <text:p>97.710568556222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99.924952831517">
                <text:p>99.924952831517</text:p>
              </table:table-cell>
              <table:table-cell office:value-type="float" office:value="0.0818563477342564">
                <text:p>0.0818563477342564</text:p>
              </table:table-cell>
              <table:table-cell office:value-type="float" office:value="0.0818563477342564">
                <text:p>0.0818563477342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O4:d10.O5" chart:error-lower-range="d10.O4:d10.O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O4:d10.O5" chart:error-lower-range="d10.O4:d10.O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P4:d10.P5" chart:error-lower-range="d10.P4:d10.P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P4:d10.P5" chart:error-lower-range="d10.P4:d10.P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20% veicoli disabilitati</text:p>
        </chart:title>
        <chart:legend chart:legend-position="end" svg:x="22.437cm" svg:y="5.532cm" style:legend-expansion="high" chart:style-name="ch3"/>
        <chart:plot-area chart:style-name="ch4" table:cell-range-address="d20.N2:d20.P3 d20.O1:d20.P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20.N2:d20.N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20.O2:d20.O3" chart:label-cell-address="d20.O1:d20.O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20.P2:d20.P3" chart:label-cell-address="d20.P1:d20.P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20.O1:d20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Jordan</text:p>
                <draw:g>
                  <svg:desc>d20.P1:d20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20.N2:d20.N3</svg:desc>
                </draw:g>
              </table:table-cell>
              <table:table-cell office:value-type="float" office:value="32.4635271400987">
                <text:p>32.4635271400987</text:p>
                <draw:g>
                  <svg:desc>d20.O2:d20.O3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48.7209222035625">
                <text:p>48.7209222035625</text:p>
                <draw:g>
                  <svg:desc>d20.P2:d20.P3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7.924752784225">
                <text:p>97.924752784225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99.7460010965697">
                <text:p>99.7460010965697</text:p>
              </table:table-cell>
              <table:table-cell office:value-type="float" office:value="0.0818563477342564">
                <text:p>0.0818563477342564</text:p>
              </table:table-cell>
              <table:table-cell office:value-type="float" office:value="0.0818563477342564">
                <text:p>0.0818563477342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O4:d10.O5" chart:error-lower-range="d10.O4:d10.O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O4:d10.O5" chart:error-lower-range="d10.O4:d10.O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P4:d10.P5" chart:error-lower-range="d10.P4:d10.P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P4:d10.P5" chart:error-lower-range="d10.P4:d10.P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30% veicoli disabilitati</text:p>
        </chart:title>
        <chart:legend chart:legend-position="end" svg:x="22.437cm" svg:y="5.532cm" style:legend-expansion="high" chart:style-name="ch3"/>
        <chart:plot-area chart:style-name="ch4" table:cell-range-address="d30.N2:d30.P3 d30.O1:d30.P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30.N2:d30.N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30.O2:d30.O3" chart:label-cell-address="d30.O1:d30.O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30.P2:d30.P3" chart:label-cell-address="d30.P1:d30.P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30.O1:d30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Jordan</text:p>
                <draw:g>
                  <svg:desc>d30.P1:d30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30.N2:d30.N3</svg:desc>
                </draw:g>
              </table:table-cell>
              <table:table-cell office:value-type="float" office:value="31.3413926049796">
                <text:p>31.3413926049796</text:p>
                <draw:g>
                  <svg:desc>d30.O2:d30.O3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42.9903637924627">
                <text:p>42.9903637924627</text:p>
                <draw:g>
                  <svg:desc>d30.P2:d30.P3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8.2895425830209">
                <text:p>98.2895425830209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99.7912021553326">
                <text:p>99.7912021553326</text:p>
              </table:table-cell>
              <table:table-cell office:value-type="float" office:value="0.0818563477342564">
                <text:p>0.0818563477342564</text:p>
              </table:table-cell>
              <table:table-cell office:value-type="float" office:value="0.0818563477342564">
                <text:p>0.08185634773425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O4:d10.O5" chart:error-lower-range="d10.O4:d10.O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O4:d10.O5" chart:error-lower-range="d10.O4:d10.O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P4:d10.P5" chart:error-lower-range="d10.P4:d10.P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P4:d10.P5" chart:error-lower-range="d10.P4:d10.P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40% veicoli disabilitati</text:p>
        </chart:title>
        <chart:legend chart:legend-position="end" svg:x="22.437cm" svg:y="5.532cm" style:legend-expansion="high" chart:style-name="ch3"/>
        <chart:plot-area chart:style-name="ch4" table:cell-range-address="d40.N2:d40.P3 d40.O1:d40.P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40.N2:d40.N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40.O2:d40.O3" chart:label-cell-address="d40.O1:d40.O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40.P2:d40.P3" chart:label-cell-address="d40.P1:d40.P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40.O1:d40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Jordan</text:p>
                <draw:g>
                  <svg:desc>d40.P1:d40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40.N2:d40.N3</svg:desc>
                </draw:g>
              </table:table-cell>
              <table:table-cell office:value-type="float" office:value="23.5918555195836">
                <text:p>23.5918555195836</text:p>
                <draw:g>
                  <svg:desc>d40.O2:d40.O3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6.4958398728649">
                <text:p>36.4958398728649</text:p>
                <draw:g>
                  <svg:desc>d40.P2:d40.P3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8.2098647876595">
                <text:p>98.2098647876595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99.6425019572991">
                <text:p>99.6425019572991</text:p>
              </table:table-cell>
              <table:table-cell office:value-type="float" office:value="0.0818563477342564">
                <text:p>0.0818563477342564</text:p>
              </table:table-cell>
              <table:table-cell office:value-type="float" office:value="0.0818563477342564">
                <text:p>0.08185634773425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O4:d10.O5" chart:error-lower-range="d10.O4:d10.O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O4:d10.O5" chart:error-lower-range="d10.O4:d10.O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P4:d10.P5" chart:error-lower-range="d10.P4:d10.P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P4:d10.P5" chart:error-lower-range="d10.P4:d10.P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50% veicoli disabilitati</text:p>
        </chart:title>
        <chart:legend chart:legend-position="end" svg:x="22.437cm" svg:y="5.532cm" style:legend-expansion="high" chart:style-name="ch3"/>
        <chart:plot-area chart:style-name="ch4" table:cell-range-address="d50.N2:d50.P3 d50.O1:d50.P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50.N2:d50.N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50.O2:d50.O3" chart:label-cell-address="d50.O1:d50.O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50.P2:d50.P3" chart:label-cell-address="d50.P1:d50.P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50.O1:d50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Jordan</text:p>
                <draw:g>
                  <svg:desc>d50.P1:d50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50.N2:d50.N3</svg:desc>
                </draw:g>
              </table:table-cell>
              <table:table-cell office:value-type="float" office:value="22.2297297297297">
                <text:p>22.2297297297297</text:p>
                <draw:g>
                  <svg:desc>d50.O2:d50.O3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.24398901792764">
                <text:p>3.24398901792764</text:p>
                <draw:g>
                  <svg:desc>d10.O4:d10.O5</svg:desc>
                </draw:g>
              </table:table-cell>
              <table:table-cell office:value-type="float" office:value="31.1845981598354">
                <text:p>31.1845981598354</text:p>
                <draw:g>
                  <svg:desc>d50.P2:d50.P3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  <table:table-cell office:value-type="float" office:value="4.84239248833917">
                <text:p>4.84239248833917</text:p>
                <draw:g>
                  <svg:desc>d10.P4:d10.P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7.6114308329074">
                <text:p>97.611430832907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1.09058471917414">
                <text:p>1.09058471917414</text:p>
              </table:table-cell>
              <table:table-cell office:value-type="float" office:value="99.865469496342">
                <text:p>99.865469496342</text:p>
              </table:table-cell>
              <table:table-cell office:value-type="float" office:value="0.0818563477342564">
                <text:p>0.0818563477342564</text:p>
              </table:table-cell>
              <table:table-cell office:value-type="float" office:value="0.0818563477342564">
                <text:p>0.0818563477342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